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6000000396B2A45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opacity="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70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3.81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3.73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2.72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14cm" fo:min-width="0.364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15" style:family="graphic">
      <style:graphic-properties style:protect="size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2cm" fo:min-width="0.69cm" fo:padding-top="0.165cm" fo:padding-bottom="0.165cm" fo:padding-left="0.29cm" fo:padding-right="0.29cm"/>
    </style:style>
    <style:style style:name="gr18" style:family="graphic">
      <style:graphic-properties svg:stroke-color="#cccccc" draw:fill-color="#b2b2b2" draw:textarea-horizontal-align="justify" draw:textarea-vertical-align="middle" draw:auto-grow-height="false" fo:min-height="0.512cm" fo:min-width="7.12cm"/>
    </style:style>
    <style:style style:name="gr19" style:family="graphic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0.972cm" fo:padding-top="0.151cm" fo:padding-bottom="0.151cm" fo:padding-left="0.276cm" fo:padding-right="0.276cm"/>
    </style:style>
    <style:style style:name="gr20" style:family="graphic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.956cm" fo:min-width="4.33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22" style:family="graphic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1.226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26" style:family="graphic">
      <style:graphic-properties draw:stroke="dash" draw:stroke-dash="Fine_20_Dashed" svg:stroke-width="0.028cm" svg:stroke-color="#000000" draw:marker-start-width="0.242cm" draw:marker-end-width="0.242cm" draw:fill-color="#ffffff" draw:opacity="0%" draw:opacity-name="" draw:textarea-horizontal-align="justify" draw:textarea-vertical-align="middle" draw:auto-grow-height="false" fo:min-height="2.77cm" fo:min-width="7.092cm" fo:padding-top="0.139cm" fo:padding-bottom="0.139cm" fo:padding-left="0.264cm" fo:padding-right="0.264cm"/>
    </style:style>
    <style:style style:name="gr27" style:family="graphic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321cm" fo:padding-top="0.165cm" fo:padding-bottom="0.165cm" fo:padding-left="0.29cm" fo:padding-right="0.29cm"/>
    </style:style>
    <style:style style:name="gr28" style:family="graphic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45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3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2.344cm" fo:padding-top="0.165cm" fo:padding-bottom="0.165cm" fo:padding-left="0.29cm" fo:padding-right="0.29cm"/>
    </style:style>
    <style:style style:name="gr35" style:family="graphic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min-height="1.634cm" fo:min-width="2.074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width="0.035cm" draw:stroke-linejoin="miter" draw:fill="solid" draw:fill-color="#0000ff" draw:opacity="0%"/>
    </style:style>
    <style:style style:name="gr38" style:family="graphic" style:parent-style-name="standard">
      <style:graphic-properties draw:stroke="none" svg:stroke-width="0.035cm" draw:stroke-linejoin="miter" draw:fill="solid" draw:fill-color="#0000ff"/>
    </style:style>
    <style:style style:name="gr39" style:family="graphic" style:parent-style-name="standard">
      <style:graphic-properties draw:stroke="none" svg:stroke-width="0.035cm" draw:stroke-linejoin="miter" draw:fill="solid" draw:fill-color="#ff0000" draw:opacity="0%"/>
    </style:style>
    <style:style style:name="gr40" style:family="graphic" style:parent-style-name="standard">
      <style:graphic-properties draw:stroke="none" svg:stroke-width="0.035cm" draw:stroke-linejoin="miter" draw:fill="solid" draw:fill-color="#ff0000"/>
    </style:style>
    <style:style style:name="gr41" style:family="graphic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1.736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>
      <style:graphic-properties draw:stroke="dash" draw:stroke-dash="Fine_20_Dashed" svg:stroke-width="0.053cm" svg:stroke-color="#00cc00" draw:marker-start-width="0.279cm" draw:marker-end-width="0.279cm" draw:opacity="0%" draw:textarea-horizontal-align="justify" draw:textarea-vertical-align="middle" draw:auto-grow-height="false" fo:min-height="4.046cm" fo:min-width="12.402cm" fo:padding-top="0.151cm" fo:padding-bottom="0.151cm" fo:padding-left="0.276cm" fo:padding-right="0.276cm"/>
    </style:style>
    <style:style style:name="gr44" style:family="graphic" style:parent-style-name="objectwithoutfill">
      <style:graphic-properties svg:stroke-color="#00cc00" draw:fill="none" draw:textarea-vertical-align="middle"/>
    </style:style>
    <style:style style:name="gr45" style:family="graphic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1.174cm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draw:marker-start-width="0.253cm" draw:marker-end="Arrow" draw:marker-end-width="0.353cm" draw:fill="none" draw:textarea-vertical-align="middle" fo:padding-top="0.143cm" fo:padding-bottom="0.143cm" fo:padding-left="0.268cm" fo:padding-right="0.268cm"/>
    </style:style>
    <style:style style:name="gr47" style:family="graphic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24cm" fo:min-width="3.505cm" fo:padding-top="0.165cm" fo:padding-bottom="0.165cm" fo:padding-left="0.29cm" fo:padding-right="0.29cm"/>
    </style:style>
    <style:style style:name="gr48" style:family="graphic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52cm" fo:min-width="1.701cm" fo:padding-top="0.151cm" fo:padding-bottom="0.151cm" fo:padding-left="0.276cm" fo:padding-right="0.276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7cm" fo:min-width="0.355cm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51" style:family="graphic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88cm" fo:min-width="0.144cm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53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5.086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6cm" fo:min-width="0.566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6cm" fo:min-width="0.565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6cm" fo:min-width="0.752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opacity-name="" draw:textarea-horizontal-align="justify" draw:textarea-vertical-align="middle" draw:auto-grow-height="false" fo:min-height="1.938cm" fo:min-width="5.058cm" fo:padding-top="0.139cm" fo:padding-bottom="0.139cm" fo:padding-left="0.264cm" fo:padding-right="0.264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8cm" fo:min-width="0.814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7cm" fo:min-width="0.731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258cm" fo:min-width="0cm"/>
    </style:style>
    <style:style style:name="gr6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68cm" fo:min-width="0.972cm" fo:padding-top="0.151cm" fo:padding-bottom="0.151cm" fo:padding-left="0.276cm" fo:padding-right="0.276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64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4.58cm"/>
    </style:style>
    <style:style style:name="gr65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opacity-name="" draw:textarea-horizontal-align="justify" draw:textarea-vertical-align="middle" draw:auto-grow-height="false" fo:min-height="1.938cm" fo:min-width="4.552cm" fo:padding-top="0.139cm" fo:padding-bottom="0.139cm" fo:padding-left="0.264cm" fo:padding-right="0.26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33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TeX Gyre Bonum"/>
    </style:style>
    <style:style style:name="P3" style:family="paragraph">
      <style:paragraph-properties fo:text-align="end"/>
    </style:style>
    <style:style style:name="P4" style:family="paragraph">
      <style:text-properties fo:font-size="18pt"/>
    </style:style>
    <style:style style:name="P5" style:family="paragraph">
      <style:text-properties style:font-name="STIX Math" fo:font-size="18pt"/>
    </style:style>
    <style:style style:name="P6" style:family="paragraph">
      <style:paragraph-properties fo:margin-top="0cm" fo:margin-bottom="0cm" fo:line-height="50%" fo:text-align="center"/>
      <style:text-properties fo:font-size="18pt"/>
    </style:style>
    <style:style style:name="P7" style:family="paragraph">
      <style:paragraph-properties fo:margin-top="0cm" fo:margin-bottom="0cm" fo:line-height="50%" fo:text-align="center"/>
      <style:text-properties style:font-name="STIX Math" fo:font-size="18pt"/>
    </style:style>
    <style:style style:name="P8" style:family="paragraph">
      <style:text-properties fo:font-size="20pt"/>
    </style:style>
    <style:style style:name="P9" style:family="paragraph">
      <style:text-properties fo:color="#00cc00" style:font-name="STIX Math" fo:font-size="18pt"/>
    </style:style>
    <style:style style:name="P10" style:family="paragraph">
      <style:paragraph-properties fo:line-height="50%" fo:text-align="center"/>
      <style:text-properties style:font-name="STIX Math"/>
    </style:style>
    <style:style style:name="P11" style:family="paragraph">
      <style:text-properties style:font-name="TeX Gyre Bonum" fo:font-size="18pt"/>
    </style:style>
    <style:style style:name="P12" style:family="paragraph">
      <style:text-properties fo:font-size="16pt"/>
    </style:style>
    <style:style style:name="P13" style:family="paragraph">
      <style:text-properties style:font-name="STIX Math" fo:font-size="16pt"/>
    </style:style>
    <style:style style:name="P14" style:family="paragraph">
      <style:paragraph-properties fo:margin-top="0cm" fo:margin-bottom="0cm" fo:line-height="50%" fo:text-align="center"/>
      <style:text-properties style:font-name="STIX Math" fo:font-size="14pt" style:font-size-asian="14pt" style:font-size-complex="14pt"/>
    </style:style>
    <style:style style:name="T1" style:family="text">
      <style:text-properties style:font-name="TeX Gyre Bonum"/>
    </style:style>
    <style:style style:name="T2" style:family="text">
      <style:text-properties style:font-name="STIX Math"/>
    </style:style>
    <style:style style:name="T3" style:family="text">
      <style:text-properties fo:color="#00cc00" style:font-name="STIX Math"/>
    </style:style>
    <style:style style:name="T4" style:family="text">
      <style:text-properties style:font-name="STIX Math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+§svg§600§FALSE§</svg:desc>
          <draw:polygon draw:style-name="gr1" draw:layer="layout" svg:width="0.763cm" svg:height="0.654cm" svg:x="17.378cm" svg:y="2.747cm" svg:viewBox="0 0 764 655" draw:points="383,655 0,655 0,0 764,0 764,655">
            <text:p/>
          </draw:polygon>
          <draw:path draw:style-name="gr2" draw:layer="layout" svg:width="0.657cm" svg:height="0.657cm" svg:x="17.434cm" svg:y="2.7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polyline draw:style-name="gr3" draw:text-style-name="P1" draw:layer="layout" svg:width="10.374cm" svg:height="5.399cm" draw:transform="rotate (2.73178934522152) translate (9.55034090828801cm 11.8350503743565cm)" svg:viewBox="0 0 10375 5400" draw:points="0,3488 8029,0 10375,5400">
          <text:p/>
        </draw:polyline>
        <draw:custom-shape draw:style-name="gr4" draw:text-style-name="P1" draw:layer="layout" svg:width="2.286cm" svg:height="0.254cm" svg:x="6.118cm" svg:y="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1" draw:layer="layout" svg:width="10.031cm" svg:height="0.893cm" draw:transform="rotate (3.06148204092325) translate (17.9160113019181cm 6.06604486558252cm)" svg:viewBox="0 0 10032 894" draw:points="0,800 9960,0 9991,388 10032,894">
          <text:p/>
        </draw:polyline>
        <draw:polyline draw:style-name="gr6" draw:text-style-name="P1" draw:layer="layout" svg:width="9.035cm" svg:height="3.1cm" draw:transform="skewX (-6.64740496693564E-017) rotate (2.79078147393893) translate (14.1462898924659cm 10.3894404922547cm)" svg:viewBox="0 0 9036 3101" draw:points="0,2892 7902,0 9036,3101">
          <text:p/>
        </draw:polyline>
        <draw:line draw:style-name="gr7" draw:text-style-name="P1" draw:layer="layout" svg:x1="7.388cm" svg:y1="4.118cm" svg:x2="7.388cm" svg:y2="2.731cm">
          <text:p/>
        </draw:line>
        <draw:frame draw:style-name="gr8" draw:text-style-name="P1" draw:layer="layout" svg:width="1.428cm" svg:height="1.507cm" svg:x="16.431cm" svg:y="1.295cm">
          <draw:image xlink:href="Pictures/1000020100000036000000396B2A4514.png" xlink:type="simple" xlink:show="embed" xlink:actuate="onLoad">
            <text:p/>
          </draw:image>
        </draw:frame>
        <draw:custom-shape draw:style-name="gr9" draw:text-style-name="P1" draw:layer="layout" svg:width="4.318cm" svg:height="2.286cm" svg:x="20.92cm" svg:y="1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18cm" svg:height="2.286cm" svg:x="10.94cm" svg:y="6.858cm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12.137cm" svg:height="5.671cm" draw:transform="skewX (-5.41099043310044E-017) rotate (-2.6778586713349) translate (28.191128629654cm 7.35916174827216cm)" svg:viewBox="0 0 12138 5672" draw:points="0,5672 2837,0 12138,4643">
          <text:p/>
        </draw:polyline>
        <draw:line draw:style-name="gr5" draw:text-style-name="P1" draw:layer="layout" svg:x1="17.859cm" svg:y1="2.086cm" svg:x2="20.969cm" svg:y2="2.086cm">
          <text:p/>
        </draw:line>
        <draw:polyline draw:style-name="gr5" draw:text-style-name="P1" draw:layer="layout" svg:width="7.349cm" svg:height="3.882cm" draw:transform="skewX (6.52642566929967E-017) rotate (-2.21813894635959) translate (22.7881940398772cm 4.09867122947497cm)" svg:viewBox="0 0 7350 3883" draw:points="0,3337 4414,0 7350,3883">
          <text:p/>
        </draw:polyline>
        <draw:frame draw:style-name="gr8" draw:text-style-name="P1" draw:layer="layout" svg:width="1.428cm" svg:height="1.507cm" svg:x="6.658cm" svg:y="1.287cm">
          <draw:image xlink:href="Pictures/1000020100000036000000396B2A4514.png" xlink:type="simple" xlink:show="embed" xlink:actuate="onLoad">
            <text:p/>
          </draw:image>
        </draw:frame>
        <draw:custom-shape draw:style-name="gr11" draw:text-style-name="P1" draw:layer="layout" svg:width="3.302cm" svg:height="2.286cm" svg:x="10.814cm" svg:y="0.99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MPC§svg§600§FALSE§</svg:desc>
          <draw:polygon draw:style-name="gr1" draw:layer="layout" svg:width="2.597cm" svg:height="0.671cm" svg:x="11.068cm" svg:y="1.273cm" svg:viewBox="0 0 2598 672" draw:points="1299,672 0,672 0,0 2598,0 2598,672">
            <text:p/>
          </draw:polygon>
          <draw:path draw:style-name="gr2" draw:layer="layout" svg:width="0.987cm" svg:height="0.674cm" svg:x="11.11cm" svg:y="1.27cm" svg:viewBox="0 0 988 675" svg:d="M873 76c9-37 9-45 84-45 23 0 31 0 31-20 0-11-8-11-25-11h-132c-25 0-25 0-39 20l-358 563-78-561c-3-22-6-22-31-22h-135c-19 0-30 0-30 20 0 11 11 11 30 11 12 0 31 0 42 3 14 0 23 2 23 14 0 5-3 8-6 19l-126 505c-8 39-25 70-106 72-3 0-17 0-17 20 0 8 6 11 14 11 31 0 67-3 98-3 34 0 70 3 101 3 5 0 19 0 19-19 0-12-11-12-19-12-56 0-65-19-65-42 0-8 0-14 3-25l135-538 86 614c0 11 3 22 14 22 12 0 17-11 23-17l397-627-140 569c-11 36-11 44-89 44-17 0-28 0-28 20 0 11 11 11 14 11 28 0 95-3 123-3 39 0 84 3 123 3 6 0 20 0 20-19 0-12-9-12-28-12-37 0-65 0-65-16 0-6 0-6 6-26z">
            <text:p/>
          </draw:path>
          <draw:path draw:style-name="gr2" draw:layer="layout" svg:width="0.704cm" svg:height="0.674cm" svg:x="12.165cm" svg:y="1.27cm" svg:viewBox="0 0 705 675" svg:d="M260 364h168c140 0 277-103 277-216 0-75-64-148-195-148h-320c-19 0-28 0-28 20 0 11 9 11 28 11 12 0 31 0 42 3 17 0 23 2 23 14 0 5-3 8-6 19l-131 533c-12 36-12 44-90 44-17 0-28 0-28 20 0 11 11 11 14 11 28 0 98-3 126-3 22 0 42 0 64 0 20 0 42 3 65 3 5 0 19 0 19-19 0-12-8-12-28-12-36 0-64 0-64-16 0-6 3-12 3-17zM330 67c9-33 12-36 54-36h95c81 0 134 25 134 95 0 39-19 123-59 160-47 45-109 50-151 50h-140z">
            <text:p/>
          </draw:path>
          <draw:path draw:style-name="gr2" draw:layer="layout" svg:width="0.702cm" svg:height="0.719cm" svg:x="12.941cm" svg:y="1.248cm" svg:viewBox="0 0 703 720" svg:d="M703 11c0-5-3-11-12-11-2 0-5 0-16 11l-67 76c-12-14-56-87-166-87-221 0-442 219-442 448 0 163 118 272 269 272 84 0 159-42 213-87 92-81 109-171 109-174 0-8-11-8-14-8-6 0-9 0-11 8-9 28-31 99-101 157-67 56-129 73-182 73-87 0-193-53-193-207 0-56 22-216 120-331 59-70 151-120 241-120 101 0 159 75 159 190 0 40-2 42-2 51 0 11 11 11 14 11 14 0 14-3 16-20z">
            <text:p/>
          </draw:path>
        </draw:g>
        <draw:custom-shape draw:style-name="gr12" draw:text-style-name="P1" draw:layer="layout" svg:width="1.524cm" svg:height="1.27cm" svg:x="17.622cm" svg:y="4.5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z^{-1}$§svg§600§FALSE§</svg:desc>
          <draw:polygon draw:style-name="gr1" draw:layer="layout" svg:width="1.441cm" svg:height="0.8cm" svg:x="17.704cm" svg:y="4.84cm" svg:viewBox="0 0 1442 801" draw:points="722,801 0,801 0,0 1442,0 1442,801">
            <text:p/>
          </draw:polygon>
          <draw:path draw:style-name="gr2" draw:layer="layout" svg:width="0.369cm" svg:height="0.425cm" svg:x="17.732cm" svg:y="5.215cm" svg:viewBox="0 0 370 426" svg:d="M358 31c9-11 9-14 9-17 0-14-6-14-25-14h-317l-11 160h25c6-101 25-138 135-138h112l-278 373c-8 11-8 14-8 20 0 11 6 11 25 11h328l17-185h-26c-8 117-28 162-142 162h-118z">
            <text:p/>
          </draw:path>
          <draw:path draw:style-name="gr2" draw:layer="layout" svg:width="0.467cm" svg:height="0.035cm" svg:x="18.214cm" svg:y="5.092cm" svg:viewBox="0 0 468 36" svg:d="M440 36c11 0 28 0 28-16 0-20-14-20-28-20h-412c-11 0-28 0-28 17 0 19 17 19 28 19z">
            <text:p/>
          </draw:path>
          <draw:path draw:style-name="gr2" draw:layer="layout" svg:width="0.254cm" svg:height="0.458cm" svg:x="18.827cm" svg:y="4.82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$\Delta u(k)$§svg§600§FALSE§</svg:desc>
          <draw:polygon draw:style-name="gr1" draw:layer="layout" svg:width="2.684cm" svg:height="0.982cm" svg:x="14.209cm" svg:y="0.411cm" svg:viewBox="0 0 2685 983" draw:points="1341,983 0,983 0,0 2685,0 2685,983">
            <text:p/>
          </draw:polygon>
          <draw:path draw:style-name="gr2" draw:layer="layout" svg:width="0.727cm" svg:height="0.708cm" svg:x="14.257cm" svg:y="0.442cm" svg:viewBox="0 0 728 709" svg:d="M389 17c-5-11-8-17-25-17s-20 6-25 17l-333 672c-6 8-6 8-6 11 0 9 6 9 22 9h686c14 0 20 0 20-9 0-3 0-3-3-11zM333 98l266 535h-532z">
            <text:p/>
          </draw:path>
          <draw:path draw:style-name="gr2" draw:layer="layout" svg:width="0.509cm" svg:height="0.447cm" svg:x="15.055cm" svg:y="0.711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layer="layout" svg:width="0.231cm" svg:height="0.985cm" svg:x="15.684cm" svg:y="0.4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47cm" svg:height="0.696cm" svg:x="16.023cm" svg:y="0.464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layer="layout" svg:width="0.231cm" svg:height="0.985cm" svg:x="16.566cm" svg:y="0.4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1" draw:layer="layout" svg:x1="14.116cm" svg:y1="2.032cm" svg:x2="16.531cm" svg:y2="2.032cm">
          <text:p/>
        </draw:line>
        <draw:line draw:style-name="gr5" draw:text-style-name="P1" draw:layer="layout" svg:x1="25.238cm" svg:y1="2.286cm" svg:x2="27.886cm" svg:y2="2.286cm">
          <text:p/>
        </draw:line>
        <draw:g>
          <svg:title>TexMaths</svg:title>
          <svg:desc>28§display§$y(k)$§svg§600§FALSE§</svg:desc>
          <draw:polygon draw:style-name="gr1" draw:layer="layout" svg:width="1.799cm" svg:height="0.982cm" svg:x="25.696cm" svg:y="1.049cm" svg:viewBox="0 0 1800 983" draw:points="899,983 0,983 0,0 1800,0 1800,983">
            <text:p/>
          </draw:polygon>
          <draw:path draw:style-name="gr2" draw:layer="layout" svg:width="0.483cm" svg:height="0.629cm" svg:x="25.716cm" svg:y="1.36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layer="layout" svg:width="0.231cm" svg:height="0.985cm" svg:x="26.312cm" svg:y="1.0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78cm" svg:height="0.685cm" svg:x="26.623cm" svg:y="1.102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layer="layout" svg:width="0.231cm" svg:height="0.985cm" svg:x="27.168cm" svg:y="1.0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7" draw:text-style-name="P1" draw:layer="layout" svg:x1="8.086cm" svg:y1="2.032cm" svg:x2="10.914cm" svg:y2="2.032cm">
          <text:p/>
        </draw:line>
        <draw:frame draw:style-name="gr8" draw:text-style-name="P1" draw:layer="layout" svg:width="1.428cm" svg:height="1.507cm" svg:x="1.478cm" svg:y="1.241cm">
          <draw:image xlink:href="Pictures/1000020100000036000000396B2A4514.png" xlink:type="simple" xlink:show="embed" xlink:actuate="onLoad">
            <text:p/>
          </draw:image>
        </draw:frame>
        <draw:custom-shape draw:style-name="gr13" draw:text-style-name="P1" draw:layer="layout" svg:width="1.886cm" svg:height="1.632cm" draw:transform="rotate (-1.5707963267949) translate (5.442cm 1.162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20§display§$N_{\tilde x}$§svg§600§FALSE§</svg:desc>
          <draw:polygon draw:style-name="gr1" draw:layer="layout" svg:width="0.843cm" svg:height="0.585cm" svg:x="3.936cm" svg:y="1.822cm" svg:viewBox="0 0 844 586" draw:points="422,586 0,586 0,0 844,0 844,586">
            <text:p/>
          </draw:polygon>
          <draw:path draw:style-name="gr2" draw:layer="layout" svg:width="0.481cm" svg:height="0.481cm" svg:x="3.96cm" svg:y="1.82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2" draw:layer="layout" svg:width="0.183cm" svg:height="0.051cm" svg:x="4.544cm" svg:y="2.074cm" svg:viewBox="0 0 184 52" svg:d="M174 0c-16 16-30 24-44 24-12 0-28-8-32-10-18-10-28-14-38-14-22 0-28 8-60 40l10 12c14-16 28-24 42-24s28 8 32 10c18 8 28 14 40 14 20 0 28-10 60-42z">
            <text:p/>
          </draw:path>
          <draw:path draw:style-name="gr2" draw:layer="layout" svg:width="0.265cm" svg:height="0.223cm" svg:x="4.484cm" svg:y="2.18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</draw:g>
        <draw:line draw:style-name="gr7" draw:text-style-name="P1" draw:layer="layout" svg:x1="5.442cm" svg:y1="2.032cm" svg:x2="6.658cm" svg:y2="2.032cm">
          <text:p/>
        </draw:line>
        <draw:line draw:style-name="gr5" draw:text-style-name="P1" draw:layer="layout" svg:x1="-0.146cm" svg:y1="2.032cm" svg:x2="1.632cm" svg:y2="2.032cm">
          <text:p/>
        </draw:line>
        <draw:line draw:style-name="gr5" draw:text-style-name="P1" draw:layer="layout" svg:x1="2.906cm" svg:y1="2.032cm" svg:x2="3.856cm" svg:y2="2.057cm">
          <text:p/>
        </draw:line>
        <draw:frame draw:style-name="gr14" draw:text-style-name="P2" draw:layer="layout" svg:width="3.542cm" svg:height="1.107cm" svg:x="11.349cm" svg:y="7.021cm">
          <draw:text-box>
            <text:p><text:span text:style-name="T1">Estimator</text:span></text:p>
          </draw:text-box>
        </draw:frame>
        <draw:g>
          <svg:title>TexMaths</svg:title>
          <svg:desc>28§display§(G_o)§svg§600§FALSE§</svg:desc>
          <draw:polygon draw:style-name="gr1" draw:layer="layout" svg:width="1.973cm" svg:height="0.982cm" svg:x="12.101cm" svg:y="8.007cm" svg:viewBox="0 0 1974 983" draw:points="986,983 0,983 0,0 1974,0 1974,983">
            <text:p/>
          </draw:polygon>
          <draw:path draw:style-name="gr2" draw:layer="layout" svg:width="0.231cm" svg:height="0.985cm" svg:x="12.199cm" svg:y="8.00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702cm" svg:height="0.719cm" svg:x="12.532cm" svg:y="8.049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40-2 42-2 51 0 11 11 11 14 11 14 0 14-3 16-20z">
            <text:p/>
          </draw:path>
          <draw:path draw:style-name="gr2" draw:layer="layout" svg:width="0.324cm" svg:height="0.313cm" svg:x="13.297cm" svg:y="8.587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layer="layout" svg:width="0.231cm" svg:height="0.985cm" svg:x="13.747cm" svg:y="8.00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14" draw:text-style-name="P2" draw:layer="layout" svg:width="3.542cm" svg:height="1.107cm" svg:x="21.844cm" svg:y="1.179cm">
          <draw:text-box>
            <text:p><text:span text:style-name="T1">PLANT</text:span></text:p>
          </draw:text-box>
        </draw:frame>
        <draw:g>
          <svg:title>TexMaths</svg:title>
          <svg:desc>28§display§(G_p)§svg§600§FALSE§</svg:desc>
          <draw:polygon draw:style-name="gr1" draw:layer="layout" svg:width="1.99cm" svg:height="1.018cm" svg:x="22.136cm" svg:y="2.166cm" svg:viewBox="0 0 1991 1019" draw:points="997,1019 0,1019 0,0 1991,0 1991,1019">
            <text:p/>
          </draw:polygon>
          <draw:path draw:style-name="gr2" draw:layer="layout" svg:width="0.231cm" svg:height="0.985cm" svg:x="22.234cm" svg:y="2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" draw:layer="layout" svg:width="0.702cm" svg:height="0.719cm" svg:x="22.567cm" svg:y="2.208cm" svg:viewBox="0 0 703 720" svg:d="M703 11c0-5-3-11-11-11-3 0-6 0-17 11l-67 76c-12-14-56-87-166-87-221 0-442 218-442 448 0 157 109 272 269 272 45 0 89-12 123-26 50-19 70-39 87-58 8 22 33 58 45 58 5 0 5-2 5-2 3-3 14-40 17-62l20-76c5-16 8-33 14-50 11-45 11-45 67-48 5 0 17 0 17-19 0-6-6-11-14-11-23 0-82 2-104 2-31 0-106-2-137-2-9 0-23 0-23 19 0 11 9 11 31 11 0 0 28 0 53 3 26 3 31 6 31 20 0 8-11 53-22 89-28 110-157 121-191 121-95 0-198-59-198-210 0-28 11-193 114-322 54-67 149-126 247-126 101 0 159 75 159 190 0 39-2 42-2 51 0 11 11 11 14 11 14 0 14-3 16-20z">
            <text:p/>
          </draw:path>
          <draw:path draw:style-name="gr2" draw:layer="layout" svg:width="0.385cm" svg:height="0.439cm" svg:x="23.287cm" svg:y="2.745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2" draw:layer="layout" svg:width="0.231cm" svg:height="0.985cm" svg:x="23.799cm" svg:y="2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hat{x}(k)§svg§600§FALSE§</svg:desc>
          <draw:polygon draw:style-name="gr1" draw:layer="layout" svg:width="1.869cm" svg:height="0.982cm" svg:x="8.128cm" svg:y="6.308cm" svg:viewBox="0 0 1870 983" draw:points="935,983 0,983 0,0 1870,0 1870,983">
            <text:p/>
          </draw:polygon>
          <draw:polygon draw:style-name="gr2" draw:layer="layout" svg:width="0.265cm" svg:height="0.153cm" svg:x="8.304cm" svg:y="6.361cm" svg:viewBox="0 0 266 154" draw:points="134,0 0,137 17,154 134,53 246,154 266,137">
            <text:p/>
          </draw:polygon>
          <draw:path draw:style-name="gr2" draw:layer="layout" svg:width="0.492cm" svg:height="0.447cm" svg:x="8.156cm" svg:y="6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layer="layout" svg:width="0.231cm" svg:height="0.985cm" svg:x="8.789cm" svg:y="6.3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47cm" svg:height="0.696cm" svg:x="9.125cm" svg:y="6.36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layer="layout" svg:width="0.231cm" svg:height="0.985cm" svg:x="9.668cm" svg:y="6.3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hat{x}_o(k)§svg§600§FALSE§</svg:desc>
          <draw:polygon draw:style-name="gr1" draw:layer="layout" svg:width="2.306cm" svg:height="0.982cm" svg:x="3.419cm" svg:y="7.283cm" svg:viewBox="0 0 2307 983" draw:points="1154,983 0,983 0,0 2307,0 2307,983">
            <text:p/>
          </draw:polygon>
          <draw:polygon draw:style-name="gr2" draw:layer="layout" svg:width="0.265cm" svg:height="0.153cm" svg:x="3.595cm" svg:y="7.336cm" svg:viewBox="0 0 266 154" draw:points="134,0 0,137 17,154 134,53 246,154 266,137">
            <text:p/>
          </draw:polygon>
          <draw:path draw:style-name="gr2" draw:layer="layout" svg:width="0.492cm" svg:height="0.447cm" svg:x="3.447cm" svg:y="7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layer="layout" svg:width="0.324cm" svg:height="0.313cm" svg:x="4.021cm" svg:y="7.863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layer="layout" svg:width="0.231cm" svg:height="0.985cm" svg:x="4.517cm" svg:y="7.2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47cm" svg:height="0.696cm" svg:x="4.855cm" svg:y="7.33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layer="layout" svg:width="0.231cm" svg:height="0.985cm" svg:x="5.398cm" svg:y="7.2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_u(k)§svg§600§FALSE§</svg:desc>
          <draw:polygon draw:style-name="gr1" draw:layer="layout" svg:width="2.382cm" svg:height="0.982cm" svg:x="11.081cm" svg:y="4.143cm" svg:viewBox="0 0 2383 983" draw:points="1190,983 0,983 0,0 2383,0 2383,983">
            <text:p/>
          </draw:polygon>
          <draw:path draw:style-name="gr2" draw:layer="layout" svg:width="0.492cm" svg:height="0.447cm" svg:x="11.109cm" svg:y="4.44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layer="layout" svg:width="0.402cm" svg:height="0.313cm" svg:x="11.675cm" svg:y="4.723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2" draw:layer="layout" svg:width="0.231cm" svg:height="0.985cm" svg:x="12.254cm" svg:y="4.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47cm" svg:height="0.696cm" svg:x="12.59cm" svg:y="4.19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layer="layout" svg:width="0.231cm" svg:height="0.985cm" svg:x="13.134cm" svg:y="4.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1" draw:layer="layout" svg:x1="17.18cm" svg:y1="5.269cm" svg:x2="17.18cm" svg:y2="2.802cm">
          <text:p/>
        </draw:line>
        <draw:g>
          <svg:title>TexMaths</svg:title>
          <svg:desc>28§display§+§svg§600§FALSE§</svg:desc>
          <draw:polygon draw:style-name="gr1" draw:layer="layout" svg:width="0.763cm" svg:height="0.654cm" svg:x="0.714cm" svg:y="1.123cm" svg:viewBox="0 0 764 655" draw:points="383,655 0,655 0,0 764,0 764,655">
            <text:p/>
          </draw:polygon>
          <draw:path draw:style-name="gr2" draw:layer="layout" svg:width="0.657cm" svg:height="0.657cm" svg:x="0.77cm" svg:y="1.12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layer="layout" svg:width="0.763cm" svg:height="0.654cm" svg:x="7.872cm" svg:y="2.647cm" svg:viewBox="0 0 764 655" draw:points="383,655 0,655 0,0 764,0 764,655">
            <text:p/>
          </draw:polygon>
          <draw:path draw:style-name="gr2" draw:layer="layout" svg:width="0.657cm" svg:height="0.657cm" svg:x="7.928cm" svg:y="2.6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layer="layout" svg:width="0.763cm" svg:height="0.654cm" svg:x="15.71cm" svg:y="2.347cm" svg:viewBox="0 0 764 655" draw:points="383,655 0,655 0,0 764,0 764,655">
            <text:p/>
          </draw:polygon>
          <draw:path draw:style-name="gr2" draw:layer="layout" svg:width="0.657cm" svg:height="0.657cm" svg:x="15.766cm" svg:y="2.3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-§svg§600§FALSE§</svg:desc>
          <draw:polygon draw:style-name="gr1" draw:layer="layout" svg:width="0.763cm" svg:height="0.654cm" svg:x="2.386cm" svg:y="2.748cm" svg:viewBox="0 0 764 655" draw:points="383,655 0,655 0,0 764,0 764,655">
            <text:p/>
          </draw:polygon>
          <draw:path draw:style-name="gr2" draw:layer="layout" svg:width="0.603cm" svg:height="0.041cm" svg:x="2.467cm" svg:y="3.053cm" svg:viewBox="0 0 604 42" svg:d="M568 42c17 0 36 0 36-20 0-22-19-22-36-22h-534c-17 0-34 0-34 22 0 20 17 20 34 20z">
            <text:p/>
          </draw:path>
        </draw:g>
        <draw:g>
          <svg:title>TexMaths</svg:title>
          <svg:desc>28§display§-§svg§600§FALSE§</svg:desc>
          <draw:polygon draw:style-name="gr1" draw:layer="layout" svg:width="0.763cm" svg:height="0.654cm" svg:x="5.942cm" svg:y="1.169cm" svg:viewBox="0 0 764 655" draw:points="383,655 0,655 0,0 764,0 764,655">
            <text:p/>
          </draw:polygon>
          <draw:path draw:style-name="gr2" draw:layer="layout" svg:width="0.603cm" svg:height="0.041cm" svg:x="6.023cm" svg:y="1.474cm" svg:viewBox="0 0 604 42" svg:d="M568 42c17 0 36 0 36-20 0-22-19-22-36-22h-534c-17 0-34 0-34 22 0 20 17 20 34 20z">
            <text:p/>
          </draw:path>
        </draw:g>
        <draw:g>
          <svg:title>TexMaths</svg:title>
          <svg:desc>28§display§$y_r$§svg§600§FALSE§</svg:desc>
          <draw:polygon draw:style-name="gr1" draw:layer="layout" svg:width="0.903cm" svg:height="0.615cm" svg:x="0.166cm" svg:y="2.221cm" svg:viewBox="0 0 904 616" draw:points="453,616 0,616 0,0 904,0 904,616">
            <text:p/>
          </draw:polygon>
          <draw:path draw:style-name="gr2" draw:layer="layout" svg:width="0.483cm" svg:height="0.629cm" svg:x="0.186cm" svg:y="2.218cm" svg:viewBox="0 0 484 630" svg:d="M392 95c25-64 75-64 92-64v-31c-22 3-53 3-75 3-17 0-65-3-84-3v31c30 0 44 17 44 42 0 11 0 11-5 25l-101 241-109-266c-3-9-6-11-6-17 0-25 37-25 56-25v-31c-25 0-92 3-109 3-25 0-64 0-95-3v31c48 0 67 0 81 33l148 362c-5 14-19 44-25 58-22 54-50 124-112 124-5 0-28 0-47-20 31-3 39-25 39-39 0-28-20-42-42-42-20 0-42 11-42 42 0 45 42 81 92 81 62 0 101-59 126-115z">
            <text:p/>
          </draw:path>
          <draw:path draw:style-name="gr2" draw:layer="layout" svg:width="0.321cm" svg:height="0.313cm" svg:x="0.715cm" svg:y="2.487cm" svg:viewBox="0 0 322 314" svg:d="M132 165c0-3 16-67 16-70 3-5 23-39 45-56 6-5 25-19 56-19 6 0 25 0 36 8-19 8-28 28-28 39 0 17 12 25 28 25 14 0 37-11 37-42 0-36-37-50-73-50s-67 14-98 50c-11-44-56-50-70-50-28 0-45 17-56 36-17 26-25 68-25 70 0 9 8 9 11 9 11 0 11-3 17-20 8-42 22-75 50-75 17 0 23 14 23 33 0 14-6 39-11 59-6 17-12 48-14 62l-23 89c-3 9-8 25-8 28 0 14 14 23 25 23 8 0 22-6 28-20 3-6 8-36 14-53z">
            <text:p/>
          </draw:path>
        </draw:g>
        <draw:line draw:style-name="gr5" draw:text-style-name="P3" draw:layer="layout" svg:x1="20.158cm" svg:y1="5.285cm" svg:x2="19.146cm" svg:y2="5.285cm">
          <text:p/>
        </draw:line>
        <draw:g>
          <svg:title>TexMaths</svg:title>
          <svg:desc>28§latex§$\tilde{x}_e(k)$§svg§600§FALSE§</svg:desc>
          <draw:polygon draw:style-name="gr1" draw:layer="layout" svg:width="2.289cm" svg:height="0.982cm" svg:x="8.255cm" svg:y="0.563cm" svg:viewBox="0 0 2290 983" draw:points="1145,983 0,983 0,0 2290,0 2290,983">
            <text:p/>
          </draw:polygon>
          <draw:path draw:style-name="gr2" draw:layer="layout" svg:width="0.329cm" svg:height="0.094cm" svg:x="8.401cm" svg:y="0.641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layer="layout" svg:width="0.492cm" svg:height="0.447cm" svg:x="8.283cm" svg:y="0.8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layer="layout" svg:width="0.296cm" svg:height="0.313cm" svg:x="8.862cm" svg:y="1.14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2" draw:layer="layout" svg:width="0.231cm" svg:height="0.985cm" svg:x="9.338cm" svg:y="0.5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47cm" svg:height="0.696cm" svg:x="9.674cm" svg:y="0.61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layer="layout" svg:width="0.231cm" svg:height="0.985cm" svg:x="10.217cm" svg:y="0.5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(\tilde G)§svg§600§FALSE§</svg:desc>
          <draw:polygon draw:style-name="gr1" draw:layer="layout" svg:width="1.539cm" svg:height="1.15cm" svg:x="11.668cm" svg:y="2.071cm" svg:viewBox="0 0 1540 1151" draw:points="770,1151 0,1151 0,0 1540,0 1540,1151">
            <text:p/>
          </draw:polygon>
          <draw:path draw:style-name="gr2" draw:layer="layout" svg:width="0.231cm" svg:height="0.985cm" svg:x="11.766cm" svg:y="2.2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329cm" svg:height="0.094cm" svg:x="12.354cm" svg:y="2.068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layer="layout" svg:width="0.702cm" svg:height="0.719cm" svg:x="12.099cm" svg:y="2.281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39-2 42-2 51 0 11 11 11 14 11 14 0 14-3 16-20z">
            <text:p/>
          </draw:path>
          <draw:path draw:style-name="gr2" draw:layer="layout" svg:width="0.231cm" svg:height="0.985cm" svg:x="12.88cm" svg:y="2.236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</draw:g>
        <draw:g>
          <svg:title>TexMaths</svg:title>
          <svg:desc>28§latex§$u(k)$§svg§600§FALSE§</svg:desc>
          <draw:polygon draw:style-name="gr1" draw:layer="layout" svg:width="1.867cm" svg:height="0.982cm" svg:x="18.238cm" svg:y="1.02cm" svg:viewBox="0 0 1868 983" draw:points="935,983 0,983 0,0 1868,0 1868,983">
            <text:p/>
          </draw:polygon>
          <draw:path draw:style-name="gr2" draw:layer="layout" svg:width="0.509cm" svg:height="0.447cm" svg:x="18.266cm" svg:y="1.32cm" svg:viewBox="0 0 510 448" svg:d="M316 384c12 39 48 64 90 64 34 0 56-22 73-53 17-36 31-98 31-98 0-11-11-11-14-11-9 0-9 5-14 19-11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layer="layout" svg:width="0.231cm" svg:height="0.985cm" svg:x="18.896cm" svg:y="1.0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47cm" svg:height="0.696cm" svg:x="19.235cm" svg:y="1.073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layer="layout" svg:width="0.231cm" svg:height="0.985cm" svg:x="19.778cm" svg:y="1.0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line draw:style-name="gr16" draw:text-style-name="P1" draw:layer="layout" svg:x1="14.82cm" svg:y1="3.81cm" svg:x2="15.836cm" svg:y2="3.81cm">
          <text:p/>
        </draw:line>
        <draw:custom-shape draw:style-name="gr17" draw:text-style-name="P1" draw:layer="Layout" svg:width="1.27cm" svg:height="1.202cm" svg:x="10.214cm" svg:y="4.5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62cm" svg:height="0.762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0.948cm" svg:y1="3.81cm" svg:x2="21.964cm" svg:y2="3.81cm">
          <text:p/>
        </draw:line>
        <draw:custom-shape draw:style-name="gr19" draw:text-style-name="P1" draw:layer="Layout" svg:width="1.524cm" svg:height="1.456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916cm" svg:height="2.286cm" svg:x="2.222cm" svg:y="2.586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1" draw:layer="layout" svg:width="1.27cm" svg:height="1.27cm" svg:x="8.998cm" svg:y="3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1" draw:layer="layout" svg:width="0.71cm" svg:height="0.671cm" svg:x="9.303cm" svg:y="3.505cm" svg:viewBox="0 0 711 672" draw:points="356,672 0,672 0,0 711,0 711,672">
              <text:p/>
            </draw:polygon>
            <draw:path draw:style-name="gr2" draw:layer="layout" svg:width="0.601cm" svg:height="0.674cm" svg:x="9.359cm" svg:y="3.50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16" draw:text-style-name="P1" draw:layer="layout" svg:x1="17.245cm" svg:y1="3.788cm" svg:x2="19.258cm" svg:y2="3.788cm">
          <text:p/>
        </draw:line>
        <draw:line draw:style-name="gr16" draw:text-style-name="P1" draw:layer="layout" svg:x1="0.263cm" svg:y1="3.302cm" svg:x2="2.305cm" svg:y2="3.302cm">
          <text:p/>
        </draw:line>
        <draw:g>
          <svg:title>TexMaths</svg:title>
          <svg:desc>28§display§$G$§svg§600§FALSE§</svg:desc>
          <draw:polygon draw:style-name="gr1" draw:layer="layout" svg:width="0.772cm" svg:height="0.671cm" svg:x="24.673cm" svg:y="3.427cm" svg:viewBox="0 0 773 672" draw:points="387,672 0,672 0,0 773,0 773,672">
            <text:p/>
          </draw:polygon>
          <draw:path draw:style-name="gr2" draw:layer="layout" svg:width="0.671cm" svg:height="0.719cm" svg:x="24.729cm" svg:y="3.402cm" svg:viewBox="0 0 672 720" svg:d="M532 636c11 20 51 59 62 59 8 0 8-6 8-23v-171c0-39 6-44 70-44v-31c-36 3-92 3-120 3-42 0-126 0-160-3v31h31c90 0 92 11 92 47v65c0 109-126 120-154 120-64 0-260-36-260-330 0-295 196-328 255-328 106 0 196 89 215 235 3 11 3 17 17 17s14-6 14-25v-236c0-16 0-22-11-22-3 0-6 0-14 11l-50 73c-31-31-84-84-183-84-184 0-344 157-344 359 0 201 157 361 347 361 70 0 152-28 185-84z">
            <text:p/>
          </draw:path>
        </draw:g>
        <draw:g>
          <svg:title>TexMaths</svg:title>
          <svg:desc>28§display§$r$§svg§600§FALSE§</svg:desc>
          <draw:polygon draw:style-name="gr1" draw:layer="layout" svg:width="0.385cm" svg:height="0.425cm" svg:x="0.639cm" svg:y="2.808cm" svg:viewBox="0 0 386 426" draw:points="193,426 0,426 0,0 386,0 386,426">
            <text:p/>
          </draw:polygon>
          <draw:path draw:style-name="gr2" draw:layer="layout" svg:width="0.332cm" svg:height="0.436cm" svg:x="0.667cm" svg:y="2.794cm" svg:viewBox="0 0 333 437" svg:d="M137 109v-109l-137 11v31c70 0 78 6 78 56v264c0 44-11 44-78 44v31c39 0 84-3 112-3 42 0 87 0 126 3v-31h-20c-73 0-75-11-75-44v-155c0-98 42-185 117-185 6 0 9 0 11 0-2 0-22 14-22 40 0 28 20 42 42 42 17 0 42-12 42-42 0-34-31-62-73-62-73 0-109 67-123 109z">
            <text:p/>
          </draw:path>
        </draw:g>
        <draw:g>
          <svg:title>TexMaths</svg:title>
          <svg:desc>28§display§$Y$§svg§600§FALSE§</svg:desc>
          <draw:polygon draw:style-name="gr1" draw:layer="layout" svg:width="0.761cm" svg:height="0.671cm" svg:x="26.67cm" svg:y="2.63cm" svg:viewBox="0 0 762 672" draw:points="381,672 0,672 0,0 762,0 762,672">
            <text:p/>
          </draw:polygon>
          <draw:path draw:style-name="gr2" draw:layer="layout" svg:width="0.719cm" svg:height="0.674cm" svg:x="26.681cm" svg:y="2.627cm" svg:viewBox="0 0 720 675" svg:d="M591 95c37-61 95-64 129-64v-31c-31 3-73 3-98 3-31 0-87-3-115-3v31c42 0 56 19 56 39 0 11-6 22-8 28l-163 266-179-291c-8-11-8-11-8-17 0-22 25-25 70-25v-31c-37 3-107 3-146 3-42 0-87 0-129-3v31h17c67 0 75 11 92 36l208 339v193c0 34-3 45-79 45h-22v31c33-3 103-3 143-3 39 0 109 0 145 3v-31h-25c-76 0-78-8-78-47v-191z">
            <text:p/>
          </draw:path>
        </draw:g>
        <draw:g>
          <svg:title>TexMaths</svg:title>
          <svg:desc>28§display§$u_k$§svg§600§FALSE§</svg:desc>
          <draw:polygon draw:style-name="gr1" draw:layer="layout" svg:width="0.979cm" svg:height="0.571cm" svg:x="10.668cm" svg:y="3.062cm" svg:viewBox="0 0 980 572" draw:points="490,572 0,572 0,0 980,0 980,572">
            <text:p/>
          </draw:polygon>
          <draw:path draw:style-name="gr2" draw:layer="layout" svg:width="0.497cm" svg:height="0.447cm" svg:x="10.699cm" svg:y="3.048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layer="layout" svg:width="0.341cm" svg:height="0.487cm" svg:x="11.264cm" svg:y="3.154cm" svg:viewBox="0 0 342 488" svg:d="M165 20c0 0 3-9 3-12 0-2-3-8-11-8-14 0-70 6-90 6-5 2-14 2-14 16 0 12 9 12 17 12 34 0 34 2 34 8s0 11-3 17l-98 392c-3 11-3 14-3 14 0 11 8 23 22 23 20 0 28-14 34-28 0-3 31-127 34-135 50 6 89 20 89 56 0 3 0 8-3 14-2 11-2 14-2 22 0 48 42 71 75 71 67 0 87-104 87-107 0-8-8-8-11-8-9 0-11 2-14 16-9 31-28 79-62 79-17 0-22-17-22-37 0-11 0-11 3-30 0 0 2-14 2-20 0-62-81-73-112-76 20-11 48-33 59-44 34-34 70-65 109-65 9 0 17 0 23 9-31 2-37 28-37 39 0 14 12 25 28 25 20 0 40-17 40-45 0-22-17-47-54-47-39 0-75 28-112 58-28 28-50 51-81 62z">
            <text:p/>
          </draw:path>
        </draw:g>
        <draw:line draw:style-name="gr16" draw:text-style-name="P1" draw:layer="layout" svg:x1="25.908cm" svg:y1="3.71cm" svg:x2="27.686cm" svg:y2="3.71cm">
          <text:p/>
        </draw:line>
        <draw:custom-shape draw:style-name="gr19" draw:text-style-name="P1" draw:layer="Layout" svg:width="1.524cm" svg:height="1.456cm" svg:x="21.84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FALSE§</svg:desc>
          <draw:polygon draw:style-name="gr1" draw:layer="layout" svg:width="1.181cm" svg:height="0.819cm" svg:x="22.033cm" svg:y="3.428cm" svg:viewBox="0 0 1182 820" draw:points="591,820 0,820 0,0 1182,0 1182,820">
            <text:p/>
          </draw:polygon>
          <draw:path draw:style-name="gr2" draw:layer="layout" svg:width="0.671cm" svg:height="0.718cm" svg:x="22.089cm" svg:y="3.403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2" draw:layer="layout" svg:width="0.355cm" svg:height="0.486cm" svg:x="22.845cm" svg:y="3.767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1" draw:layer="layout" svg:x1="23.368cm" svg:y1="3.81cm" svg:x2="24.384cm" svg:y2="3.81cm">
          <text:p/>
        </draw:line>
        <draw:custom-shape draw:style-name="gr22" draw:text-style-name="P1" draw:layer="Layout" svg:width="1.778cm" svg:height="1.456cm" svg:x="19.2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[\cdot]$§svg§600§TRUE§</svg:desc>
          <draw:polygon draw:style-name="gr23" draw:layer="layout" svg:width="1.553cm" svg:height="0.982cm" svg:x="19.366cm" svg:y="3.305cm" svg:viewBox="0 0 1554 983" draw:points="778,983 0,983 0,0 1554,0 1554,983">
            <text:p/>
          </draw:polygon>
          <draw:path draw:style-name="gr2" draw:layer="layout" svg:width="0.674cm" svg:height="0.674cm" svg:x="19.4cm" svg:y="3.36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2" draw:layer="layout" svg:width="0.136cm" svg:height="0.985cm" svg:x="20.217cm" svg:y="3.302cm" svg:viewBox="0 0 137 986" draw:points="137,986 137,947 39,947 39,39 137,39 137,0 0,0 0,986">
            <text:p/>
          </draw:polygon>
          <draw:path draw:style-name="gr2" draw:layer="layout" svg:width="0.105cm" svg:height="0.105cm" svg:x="20.458cm" svg:y="3.742cm" svg:viewBox="0 0 106 106" svg:d="M106 53c0-28-22-53-53-53-28 0-53 25-53 53 0 31 25 53 53 53 31 0 53-22 53-53z">
            <text:p/>
          </draw:path>
          <draw:polygon draw:style-name="gr2" draw:layer="layout" svg:width="0.136cm" svg:height="0.985cm" svg:x="20.668cm" svg:y="3.302cm" svg:viewBox="0 0 137 986" draw:points="137,0 0,0 0,39 98,39 98,947 0,947 0,986 137,986">
            <text:p/>
          </draw:polygon>
        </draw:g>
        <draw:line draw:style-name="gr24" draw:text-style-name="P1" draw:layer="layout" svg:x1="18.796cm" svg:y1="2.794cm" svg:x2="26.416cm" svg:y2="2.794cm">
          <text:p/>
        </draw:line>
        <draw:frame draw:style-name="gr25" draw:text-style-name="P5" draw:layer="layout" svg:width="2.547cm" svg:height="2.215cm" svg:x="21.336cm" svg:y="0.833cm">
          <draw:text-box>
            <text:p text:style-name="P4"><text:span text:style-name="T2">PLANT</text:span></text:p>
          </draw:text-box>
        </draw:frame>
        <draw:custom-shape draw:style-name="gr26" draw:text-style-name="P1" draw:layer="Layout" svg:width="7.62cm" svg:height="3.048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268cm" svg:y1="3.81cm" svg:x2="13.026cm" svg:y2="3.81cm">
          <text:p/>
        </draw:line>
        <draw:custom-shape draw:style-name="gr27" draw:text-style-name="P1" draw:layer="Layout" svg:width="1.901cm" svg:height="1.456cm" svg:x="13.036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$z^{-1}$§svg§600§TRUE§</svg:desc>
          <draw:polygon draw:style-name="gr23" draw:layer="layout" svg:width="1.132cm" svg:height="0.628cm" svg:x="10.351cm" svg:y="4.805cm" svg:viewBox="0 0 1133 629" draw:points="568,629 0,629 0,0 1133,0 1133,629">
            <text:p/>
          </draw:polygon>
          <draw:path draw:style-name="gr2" draw:layer="layout" svg:width="0.289cm" svg:height="0.333cm" svg:x="10.373cm" svg:y="5.1cm" svg:viewBox="0 0 290 334" svg:d="M282 24c6-9 6-11 6-13 0-11-4-11-20-11h-248l-9 125h20c4-79 20-107 105-107h88l-217 292c-7 9-7 11-7 15 0 9 4 9 20 9h257l13-145h-19c-7 93-22 128-113 128h-92z">
            <text:p/>
          </draw:path>
          <draw:path draw:style-name="gr2" draw:layer="layout" svg:width="0.366cm" svg:height="0.028cm" svg:x="10.751cm" svg:y="5.003cm" svg:viewBox="0 0 367 29" svg:d="M345 29c9 0 22 0 22-14 0-15-11-15-22-15h-323c-9 0-22 0-22 13 0 16 13 16 22 16z">
            <text:p/>
          </draw:path>
          <draw:path draw:style-name="gr2" draw:layer="layout" svg:width="0.199cm" svg:height="0.36cm" svg:x="11.233cm" svg:y="4.794cm" svg:viewBox="0 0 200 361" svg:d="M123 15c0-15 0-15-15-15-35 35-86 35-108 35v20c13 0 48 0 79-15v277c0 17 0 24-55 24h-20v20c9 0 77-3 97-3 18 0 86 3 99 3v-20h-22c-55 0-55-7-55-24z">
            <text:p/>
          </draw:path>
        </draw:g>
        <draw:custom-shape draw:style-name="gr28" draw:text-style-name="P1" draw:layer="Layout" svg:width="2.032cm" svg:height="1.456cm" svg:x="15.7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^{-1}$§svg§600§TRUE§</svg:desc>
          <draw:polygon draw:style-name="gr23" draw:layer="layout" svg:width="1.741cm" svg:height="0.8cm" svg:x="16.003cm" svg:y="3.318cm" svg:viewBox="0 0 1742 801" draw:points="871,801 0,801 0,0 1742,0 1742,801">
            <text:p/>
          </draw:polygon>
          <draw:path draw:style-name="gr2" draw:layer="layout" svg:width="0.674cm" svg:height="0.674cm" svg:x="16.037cm" svg:y="3.444cm" svg:viewBox="0 0 675 675" svg:d="M574 78c0-36 0-47 79-47h22v-31c-34 3-106 3-146 3-36 0-112 0-145-3v31h22c79 0 79 11 79 47v230h-295v-230c0-36 0-47 79-47h22v-31c-33 3-106 3-145 3-37 0-112 0-146-3v31h22c79 0 79 11 79 47v521c0 34 0 45-79 45h-22v31c34-3 106-3 146-3 36 0 112 0 145 3v-31h-22c-79 0-79-11-79-45v-260h295v260c0 34 0 45-79 45h-22v31c33-3 106-3 145-3 37 0 112 0 146 3v-31h-22c-79 0-79-11-79-45z">
            <text:p/>
          </draw:path>
          <draw:path draw:style-name="gr2" draw:layer="layout" svg:width="0.467cm" svg:height="0.035cm" svg:x="16.812cm" svg:y="3.57cm" svg:viewBox="0 0 468 36" svg:d="M440 36c11 0 28 0 28-16 0-20-14-20-28-20h-412c-11 0-28 0-28 17 0 19 17 19 28 19z">
            <text:p/>
          </draw:path>
          <draw:path draw:style-name="gr2" draw:layer="layout" svg:width="0.254cm" svg:height="0.458cm" svg:x="17.426cm" svg:y="3.304cm" svg:viewBox="0 0 255 459" svg:d="M157 20c0-20 0-20-20-20-45 45-109 45-137 45v25c17 0 62 0 101-20v353c0 23 0 31-70 31h-25v25c11 0 98-2 123-2 22 0 109 2 126 2v-25h-28c-70 0-70-8-70-31z">
            <text:p/>
          </draw:path>
        </draw:g>
        <draw:line draw:style-name="gr29" draw:text-style-name="P1" draw:layer="layout" svg:x1="11.484cm" svg:y1="5.18cm" svg:x2="12.138cm" svg:y2="5.18cm">
          <text:p/>
        </draw:line>
        <draw:line draw:style-name="gr30" draw:text-style-name="P1" draw:layer="layout" svg:x1="12.138cm" svg:y1="5.18cm" svg:x2="12.138cm" svg:y2="3.81cm">
          <text:p/>
        </draw:line>
        <draw:line draw:style-name="gr30" draw:text-style-name="P1" draw:layer="layout" svg:x1="10.414cm" svg:y1="5.18cm" svg:x2="9.652cm" svg:y2="5.18cm">
          <text:p/>
        </draw:line>
        <draw:line draw:style-name="gr16" draw:text-style-name="P1" draw:layer="layout" svg:x1="9.652cm" svg:y1="5.18cm" svg:x2="9.652cm" svg:y2="4.418cm">
          <text:p/>
        </draw:line>
        <draw:g>
          <svg:title>TexMaths</svg:title>
          <svg:desc>28§display§$G^{-1}_{d}$§svg§600§TRUE§</svg:desc>
          <draw:polygon draw:style-name="gr23" draw:layer="layout" svg:width="1.774cm" svg:height="1.161cm" svg:x="13.064cm" svg:y="3.216cm" svg:viewBox="0 0 1775 1162" draw:points="888,1162 0,1162 0,0 1775,0 1775,1162">
            <text:p/>
          </draw:polygon>
          <draw:path draw:style-name="gr2" draw:layer="layout" svg:width="0.671cm" svg:height="0.718cm" svg:x="13.12cm" svg:y="3.387cm" svg:viewBox="0 0 672 719" svg:d="M532 635c11 20 50 59 62 59 8 0 8-5 8-22v-171c0-39 6-45 70-45v-31c-36 3-92 3-120 3-42 0-126 0-160-3v31h31c89 0 92 11 92 48v64c0 109-126 121-154 121-64 0-260-37-260-331s196-327 255-327c106 0 196 89 215 235 3 11 3 17 17 17s14-6 14-25v-236c0-16 0-22-11-22-3 0-6 0-14 11l-51 73c-30-31-84-84-182-84-184 0-344 157-344 358 0 202 157 361 347 361 70 0 151-28 185-84z">
            <text:p/>
          </draw:path>
          <draw:path draw:style-name="gr2" draw:layer="layout" svg:width="0.467cm" svg:height="0.035cm" svg:x="13.907cm" svg:y="3.468cm" svg:viewBox="0 0 468 36" svg:d="M440 36c11 0 28 0 28-16 0-20-14-20-28-20h-412c-11 0-28 0-28 17 0 19 17 19 28 19z">
            <text:p/>
          </draw:path>
          <draw:path draw:style-name="gr2" draw:layer="layout" svg:width="0.254cm" svg:height="0.458cm" svg:x="14.52cm" svg:y="3.202cm" svg:viewBox="0 0 255 459" svg:d="M157 20c0-20 0-20-20-20-45 45-109 45-137 45v25c17 0 62 0 101-20v353c0 22 0 31-70 31h-25v25c11 0 98-3 123-3 22 0 109 3 126 3v-25h-28c-70 0-70-9-70-31z">
            <text:p/>
          </draw:path>
          <draw:path draw:style-name="gr2" draw:layer="layout" svg:width="0.355cm" svg:height="0.486cm" svg:x="13.876cm" svg:y="3.899cm" svg:viewBox="0 0 356 487" svg:d="M353 20c3 0 3-9 3-12 0-2-3-8-12-8-11 0-70 6-86 6-6 2-17 2-17 16 0 12 11 12 19 12 34 0 34 2 34 8s-3 11-3 17l-39 157c-17-23-39-40-73-40-89 0-179 96-179 196 0 67 45 115 104 115 39 0 72-20 100-48 12 42 54 48 70 48 26 0 42-14 56-36 14-28 23-68 23-70 0-9-9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1" draw:layer="layout" svg:x1="7.138cm" svg:y1="3.81cm" svg:x2="8.998cm" svg:y2="3.81cm">
          <text:p/>
        </draw:line>
        <draw:g>
          <svg:title>TexMaths</svg:title>
          <svg:desc>28§display§$\Delta u_k$§svg§600§TRUE§</svg:desc>
          <draw:polygon draw:style-name="gr23" draw:layer="layout" svg:width="1.813cm" svg:height="0.82cm" svg:x="7.184cm" svg:y="2.73cm" svg:viewBox="0 0 1814 821" draw:points="907,821 0,821 0,0 1814,0 1814,821">
            <text:p/>
          </draw:polygon>
          <draw:path draw:style-name="gr2" draw:layer="layout" svg:width="0.727cm" svg:height="0.708cm" svg:x="7.232cm" svg:y="2.696cm" svg:viewBox="0 0 728 709" svg:d="M389 17c-5-11-8-17-25-17s-20 6-25 17l-333 672c-6 9-6 9-6 11 0 9 6 9 22 9h686c14 0 20 0 20-9 0-2 0-2-3-11zM333 98l266 535h-532z">
            <text:p/>
          </draw:path>
          <draw:path draw:style-name="gr2" draw:layer="layout" svg:width="0.508cm" svg:height="0.447cm" svg:x="8.029cm" svg:y="2.965cm" svg:viewBox="0 0 509 448" svg:d="M316 384c12 39 48 64 90 64 34 0 56-22 73-53 16-36 30-98 30-98 0-11-11-11-14-11-8 0-8 5-14 19-11 54-30 121-72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layer="layout" svg:width="0.341cm" svg:height="0.486cm" svg:x="8.614cm" svg:y="3.069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7 0 87-103 87-106 0-8-8-8-11-8-9 0-11 2-14 16-9 31-28 79-62 79-17 0-22-17-22-37 0-11 0-11 3-30 0 0 2-14 2-20 0-62-81-73-112-76 20-11 48-33 59-44 34-34 70-65 109-65 9 0 17 0 23 8-31 3-37 29-37 40 0 14 12 25 28 25 20 0 40-17 40-45 0-22-17-48-54-48-39 0-75 28-112 59-28 28-50 51-81 62z">
            <text:p/>
          </draw:path>
        </draw:g>
        <draw:frame draw:style-name="gr31" draw:text-style-name="P7" draw:layer="layout" svg:width="4.833cm" svg:height="3.197cm" svg:x="2.305cm" svg:y="1.575cm">
          <draw:text-box>
            <text:p text:style-name="P6"><text:span text:style-name="T2">Observer + </text:span></text:p>
            <text:p text:style-name="P6"><text:span text:style-name="T2">MPC/Lin. Fdbk </text:span></text:p>
          </draw:text-box>
        </draw:frame>
        <draw:line draw:style-name="gr16" draw:text-style-name="P1" draw:layer="layout" svg:x1="0.762cm" svg:y1="4.318cm" svg:x2="2.222cm" svg:y2="4.318cm">
          <text:p/>
        </draw:line>
        <draw:line draw:style-name="gr32" draw:text-style-name="P1" draw:layer="layout" svg:x1="0.762cm" svg:y1="4.318cm" svg:x2="0.762cm" svg:y2="6.696cm">
          <text:p/>
        </draw:line>
        <draw:line draw:style-name="gr30" draw:text-style-name="P1" draw:layer="layout" svg:x1="0.762cm" svg:y1="6.696cm" svg:x2="26.924cm" svg:y2="6.696cm">
          <text:p/>
        </draw:line>
        <draw:line draw:style-name="gr33" draw:text-style-name="P1" draw:layer="layout" svg:x1="26.924cm" svg:y1="3.71cm" svg:x2="26.924cm" svg:y2="6.696cm">
          <text:p/>
        </draw:lin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custom-shape draw:style-name="gr34" draw:text-style-name="P1" draw:layer="Layout" svg:width="2.924cm" svg:height="1.964cm" svg:x="14.126cm" svg:y="1.8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654cm" svg:height="1.964cm" svg:x="5.866cm" svg:y="1.908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2.564cm" svg:y1="2.91cm" svg:x2="5.866cm" svg:y2="2.91cm">
          <text:p/>
        </draw:line>
        <draw:g>
          <svg:title>TexMaths</svg:title>
          <svg:desc>28§display§$\mathcal{H}[\cdot]$§svg§600§TRUE§</svg:desc>
          <draw:polygon draw:style-name="gr37" draw:layer="layout" svg:width="1.553cm" svg:height="0.982cm" svg:x="6.412cm" svg:y="2.349cm" svg:viewBox="0 0 1554 983" draw:points="778,983 0,983 0,0 1554,0 1554,983">
            <text:p/>
          </draw:polygon>
          <draw:path draw:style-name="gr38" draw:layer="layout" svg:width="0.674cm" svg:height="0.674cm" svg:x="6.446cm" svg:y="2.413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38" draw:layer="layout" svg:width="0.136cm" svg:height="0.985cm" svg:x="7.263cm" svg:y="2.346cm" svg:viewBox="0 0 137 986" draw:points="137,986 137,947 39,947 39,39 137,39 137,0 0,0 0,986">
            <text:p/>
          </draw:polygon>
          <draw:path draw:style-name="gr38" draw:layer="layout" svg:width="0.105cm" svg:height="0.105cm" svg:x="7.504cm" svg:y="2.786cm" svg:viewBox="0 0 106 106" svg:d="M106 53c0-28-22-53-53-53-28 0-53 25-53 53 0 31 25 53 53 53 31 0 53-22 53-53z">
            <text:p/>
          </draw:path>
          <draw:polygon draw:style-name="gr38" draw:layer="layout" svg:width="0.136cm" svg:height="0.985cm" svg:x="7.714cm" svg:y="2.346cm" svg:viewBox="0 0 137 986" draw:points="137,0 0,0 0,39 98,39 98,947 0,947 0,986 137,986">
            <text:p/>
          </draw:polygon>
        </draw:g>
        <draw:g>
          <svg:title>TexMaths</svg:title>
          <svg:desc>28§display§$G_{vib}$§svg§600§TRUE§</svg:desc>
          <draw:polygon draw:style-name="gr39" draw:layer="layout" svg:width="1.811cm" svg:height="0.819cm" svg:x="14.764cm" svg:y="2.368cm" svg:viewBox="0 0 1812 820" draw:points="905,820 0,820 0,0 1812,0 1812,820">
            <text:p/>
          </draw:polygon>
          <draw:path draw:style-name="gr40" draw:layer="layout" svg:width="0.671cm" svg:height="0.719cm" svg:x="14.82cm" svg:y="2.343cm" svg:viewBox="0 0 672 720" svg:d="M532 636c11 19 51 58 62 58 8 0 8-5 8-22v-171c0-39 6-45 70-45v-30c-36 2-92 2-120 2-42 0-126 0-160-2v30h31c90 0 92 12 92 48v64c0 110-126 121-154 121-64 0-260-37-260-331s196-327 255-327c106 0 196 89 215 235 3 11 3 17 17 17s14-6 14-25v-236c0-16 0-22-11-22-3 0-6 0-14 11l-50 73c-31-31-85-84-183-84-184 0-344 157-344 358 0 202 157 362 347 362 70 0 152-28 185-84z">
            <text:p/>
          </draw:path>
          <draw:path draw:style-name="gr40" draw:layer="layout" svg:width="0.338cm" svg:height="0.313cm" svg:x="15.565cm" svg:y="2.881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40" draw:layer="layout" svg:width="0.212cm" svg:height="0.467cm" svg:x="15.982cm" svg:y="2.7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layer="layout" svg:width="0.282cm" svg:height="0.486cm" svg:x="16.274cm" svg:y="2.70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8§display§$u(k)$§svg§600§FALSE§</svg:desc>
          <draw:polygon draw:style-name="gr1" draw:layer="layout" svg:width="1.827cm" svg:height="0.982cm" svg:x="3.036cm" svg:y="1.811cm" svg:viewBox="0 0 1828 983" draw:points="913,983 0,983 0,0 1828,0 1828,983">
            <text:p/>
          </draw:polygon>
          <draw:path draw:style-name="gr2" draw:layer="layout" svg:width="0.497cm" svg:height="0.447cm" svg:x="3.067cm" svg:y="2.111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layer="layout" svg:width="0.231cm" svg:height="0.985cm" svg:x="3.677cm" svg:y="1.8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78cm" svg:height="0.685cm" svg:x="3.991cm" svg:y="1.864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layer="layout" svg:width="0.231cm" svg:height="0.985cm" svg:x="4.536cm" svg:y="1.8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$y(k)$§svg§600§FALSE§</svg:desc>
          <draw:polygon draw:style-name="gr1" draw:layer="layout" svg:width="1.799cm" svg:height="0.982cm" svg:x="18.158cm" svg:y="1.554cm" svg:viewBox="0 0 1800 983" draw:points="899,983 0,983 0,0 1800,0 1800,983">
            <text:p/>
          </draw:polygon>
          <draw:path draw:style-name="gr2" draw:layer="layout" svg:width="0.483cm" svg:height="0.629cm" svg:x="18.178cm" svg:y="1.865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layer="layout" svg:width="0.231cm" svg:height="0.985cm" svg:x="18.774cm" svg:y="1.55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layer="layout" svg:width="0.478cm" svg:height="0.685cm" svg:x="19.085cm" svg:y="1.607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layer="layout" svg:width="0.231cm" svg:height="0.985cm" svg:x="19.63cm" svg:y="1.55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41" draw:text-style-name="P1" draw:layer="Layout" svg:width="2.316cm" svg:height="1.964cm" svg:x="10.13cm" svg:y="1.8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TRUE§</svg:desc>
          <draw:polygon draw:style-name="gr39" draw:layer="layout" svg:width="1.181cm" svg:height="0.819cm" svg:x="10.698cm" svg:y="2.336cm" svg:viewBox="0 0 1182 820" draw:points="591,820 0,820 0,0 1182,0 1182,820">
            <text:p/>
          </draw:polygon>
          <draw:path draw:style-name="gr40" draw:layer="layout" svg:width="0.671cm" svg:height="0.718cm" svg:x="10.754cm" svg:y="2.311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40" draw:layer="layout" svg:width="0.355cm" svg:height="0.486cm" svg:x="11.51cm" svg:y="2.675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36" draw:text-style-name="P1" draw:layer="layout" svg:x1="8.507cm" svg:y1="2.824cm" svg:x2="10.13cm" svg:y2="2.824cm">
          <text:p/>
        </draw:line>
        <draw:line draw:style-name="gr42" draw:text-style-name="P1" draw:layer="layout" svg:x1="12.478cm" svg:y1="2.824cm" svg:x2="14.101cm" svg:y2="2.824cm">
          <text:p/>
        </draw:line>
        <draw:line draw:style-name="gr36" draw:text-style-name="P1" draw:layer="layout" svg:x1="17.05cm" svg:y1="2.824cm" svg:x2="19.89cm" svg:y2="2.824cm">
          <text:p/>
        </draw:line>
        <draw:custom-shape draw:style-name="gr43" draw:text-style-name="P1" draw:layer="Layout" svg:width="12.954cm" svg:height="4.348cm" svg:x="5.08cm" svg:y="1.024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5.08cm" svg:y1="4.372cm" svg:x2="18.034cm" svg:y2="4.372cm">
          <text:p/>
        </draw:line>
        <draw:frame draw:style-name="gr25" draw:text-style-name="P9" draw:layer="layout" svg:width="2.547cm" svg:height="2.215cm" svg:x="10.661cm" svg:y="3.302cm">
          <draw:text-box>
            <text:p text:style-name="P4"><text:span text:style-name="T3">PLAN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polyline draw:style-name="gr3" draw:text-style-name="P1" draw:layer="layout" svg:width="8.028cm" svg:height="4.301cm" draw:transform="skewX (-5.39271339751654E-017) rotate (2.73178934522152) translate (7.29470572092402cm 9.27665174372317cm)" svg:viewBox="0 0 8029 4302" draw:points="0,2676 6161,0 8029,4302">
          <text:p/>
        </draw:polyline>
        <draw:custom-shape draw:style-name="gr45" draw:text-style-name="P1" draw:layer="Layout" svg:width="1.754cm" svg:height="0.203cm" svg:x="4.601cm" svg:y="3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1" draw:layer="layout" svg:width="8.129cm" svg:height="0.685cm" draw:transform="rotate (3.06148204092325) translate (13.945121252686cm 4.68420300801507cm)" svg:viewBox="0 0 8130 686" draw:points="0,648 8075,0 8099,297 8130,686">
          <text:p/>
        </draw:polyline>
        <draw:polyline draw:style-name="gr5" draw:text-style-name="P1" draw:layer="layout" svg:width="6.933cm" svg:height="2.379cm" draw:transform="rotate (2.79078147393893) translate (10.5218927929363cm 7.96775012134562cm)" svg:viewBox="0 0 6934 2380" draw:points="0,2219 6064,0 6934,2380">
          <text:p/>
        </draw:polyline>
        <draw:line draw:style-name="gr46" draw:text-style-name="P1" draw:layer="layout" svg:x1="5.476cm" svg:y1="3.155cm" svg:x2="5.476cm" svg:y2="2.091cm">
          <text:p/>
        </draw:line>
        <draw:custom-shape draw:style-name="gr47" draw:text-style-name="P1" draw:layer="Layout" svg:width="4.085cm" svg:height="1.754cm" svg:x="8.061cm" svg:y="5.458cm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15.521cm" svg:height="6.674cm" draw:transform="skewX (-7.19077965217524E-017) rotate (-2.6778586713349) translate (28.9562632353583cm 5.84164895635802cm)" svg:viewBox="0 0 15522 6675" draw:points="0,4543 2272,0 15522,6675">
          <text:p/>
        </draw:polyline>
        <draw:line draw:style-name="gr5" draw:text-style-name="P1" draw:layer="layout" svg:x1="13.716cm" svg:y1="1.796cm" svg:x2="16.557cm" svg:y2="1.796cm">
          <text:p/>
        </draw:line>
        <draw:polyline draw:style-name="gr5" draw:text-style-name="P1" draw:layer="layout" svg:width="5.267cm" svg:height="2.56cm" draw:transform="rotate (-2.21813894635959) translate (17.3535868979615cm 3.34023600295447cm)" svg:viewBox="0 0 5268 2561" draw:points="0,2561 3387,0 5268,2488">
          <text:p/>
        </draw:polyline>
        <draw:custom-shape draw:style-name="gr48" draw:text-style-name="P10" draw:layer="Layout" svg:width="2.253cm" svg:height="1.754cm" svg:x="7.099cm" svg:y="0.886cm">
          <text:p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49" draw:text-style-name="P1" draw:layer="layout" svg:width="0.889cm" svg:height="0.721cm" svg:x="13.697cm" svg:y="3.656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display§$z^{-1}$§svg§600§FALSE§</svg:desc>
            <draw:polygon draw:style-name="gr1" draw:layer="layout" svg:width="0.72cm" svg:height="0.399cm" svg:x="13.812cm" svg:y="3.859cm" svg:viewBox="0 0 721 400" draw:points="361,400 0,400 0,0 721,0 721,400">
              <text:p/>
            </draw:polygon>
            <draw:path draw:style-name="gr2" draw:layer="layout" svg:width="0.184cm" svg:height="0.212cm" svg:x="13.826cm" svg:y="4.046cm" svg:viewBox="0 0 185 213" svg:d="M179 15c4-5 4-7 4-8 0-7-2-7-12-7h-158l-6 80h13c2-51 12-69 67-69h56l-139 186c-4 6-4 7-4 10 0 6 3 6 13 6h163l9-93h-13c-4 59-14 81-71 81h-59z">
              <text:p/>
            </draw:path>
            <draw:path draw:style-name="gr2" draw:layer="layout" svg:width="0.233cm" svg:height="0.017cm" svg:x="14.067cm" svg:y="3.985cm" svg:viewBox="0 0 234 18" svg:d="M220 18c5 0 14 0 14-8 0-10-7-10-14-10h-206c-6 0-14 0-14 8 0 10 8 10 14 10z">
              <text:p/>
            </draw:path>
            <draw:path draw:style-name="gr2" draw:layer="layout" svg:width="0.126cm" svg:height="0.228cm" svg:x="14.373cm" svg:y="3.852cm" svg:viewBox="0 0 127 229" svg:d="M78 10c0-10 0-10-9-10-23 22-55 22-69 22v13c8 0 31 0 50-10v176c0 12 0 16-35 16h-12v12c5 0 49-1 61-1s55 1 63 1v-12h-14c-35 0-35-4-35-16z">
              <text:p/>
            </draw:path>
          </draw:g>
        </draw:g>
        <draw:g>
          <svg:title>TexMaths</svg:title>
          <svg:desc>14§display§$\Delta u(k)$§svg§600§FALSE§</svg:desc>
          <draw:polygon draw:style-name="gr1" draw:layer="layout" svg:width="1.342cm" svg:height="0.491cm" svg:x="11.865cm" svg:y="0.524cm" svg:viewBox="0 0 1343 492" draw:points="671,492 0,492 0,0 1343,0 1343,492">
            <text:p/>
          </draw:polygon>
          <draw:path draw:style-name="gr2" draw:layer="layout" svg:width="0.363cm" svg:height="0.353cm" svg:x="11.889cm" svg:y="0.54cm" svg:viewBox="0 0 364 354" svg:d="M195 8c-3-5-5-8-13-8s-10 3-13 8l-166 337c-3 4-3 4-3 5 0 4 3 4 11 4h343c7 0 10 0 10-4 0-1 0-1-1-5zM167 49l133 268h-266z">
            <text:p/>
          </draw:path>
          <draw:path draw:style-name="gr2" draw:layer="layout" svg:width="0.254cm" svg:height="0.223cm" svg:x="12.288cm" svg:y="0.674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layer="layout" svg:width="0.115cm" svg:height="0.492cm" svg:x="12.603cm" svg:y="0.52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layer="layout" svg:width="0.223cm" svg:height="0.348cm" svg:x="12.772cm" svg:y="0.551cm" svg:viewBox="0 0 224 349" svg:d="M115 6c0 0 0-6-7-6-11 0-46 4-60 6-5 0-9 0-9 9 0 6 4 6 11 6 24 0 26 3 26 8l-2 10-73 285c-1 7-1 8-1 11 0 11 10 14 14 14 7 0 14-4 17-11 3-5 25-96 28-108 17 1 57 9 57 42 0 4 0 5-1 10-2 7-2 12-2 18 0 29 20 49 45 49 16 0 28-9 39-27 13-21 19-49 19-50 0-4-5-4-6-4-6 0-6 1-7 8-10 36-22 62-43 62-10 0-16-6-16-24 0-9 2-20 3-27 3-8 3-11 3-15 0-33-31-47-74-52 15-10 32-25 43-37 24-26 46-47 70-47 4 0 4 0 6 0 5 1 5 1 9 4 2 0 2 1 2 1-23 2-28 21-28 27 0 8 5 18 19 18 13 0 27-11 27-31 0-14-11-30-34-30-14 0-36 4-71 43-17 18-36 38-56 46z">
            <text:p/>
          </draw:path>
          <draw:path draw:style-name="gr2" draw:layer="layout" svg:width="0.115cm" svg:height="0.492cm" svg:x="13.044cm" svg:y="0.523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line draw:style-name="gr5" draw:text-style-name="P1" draw:layer="layout" svg:x1="25.79cm" svg:y1="1.778cm" svg:x2="28cm" svg:y2="1.778cm">
          <text:p/>
        </draw:line>
        <draw:g>
          <svg:title>TexMaths</svg:title>
          <svg:desc>14§display§$y(k)$§svg§600§FALSE§</svg:desc>
          <draw:polygon draw:style-name="gr1" draw:layer="layout" svg:width="0.899cm" svg:height="0.491cm" svg:x="26.793cm" svg:y="1.018cm" svg:viewBox="0 0 900 492" draw:points="449,492 0,492 0,0 900,0 900,492">
            <text:p/>
          </draw:polygon>
          <draw:path draw:style-name="gr2" draw:layer="layout" svg:width="0.241cm" svg:height="0.314cm" svg:x="26.803cm" svg:y="1.174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2" draw:layer="layout" svg:width="0.115cm" svg:height="0.492cm" svg:x="27.101cm" svg:y="1.017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layer="layout" svg:width="0.238cm" svg:height="0.342cm" svg:x="27.256cm" svg:y="1.045cm" svg:viewBox="0 0 239 343" svg:d="M39 305c0 23-5 23-39 23v15c17 0 39-1 55-1 14 0 33 0 53 1v-15c-32 0-38 0-38-23v-50l31-28c39 53 60 81 60 90s-8 11-18 11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2" draw:layer="layout" svg:width="0.115cm" svg:height="0.492cm" svg:x="27.529cm" svg:y="1.017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line draw:style-name="gr50" draw:text-style-name="P1" draw:layer="layout" svg:x1="5.871cm" svg:y1="1.754cm" svg:x2="7.066cm" svg:y2="1.754cm">
          <text:p/>
        </draw:line>
        <draw:custom-shape draw:style-name="gr51" draw:text-style-name="P1" draw:layer="Layout" svg:width="1.447cm" svg:height="1.252cm" draw:transform="rotate (-1.5707963267949) translate (4.242cm 1.016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$N_{\tilde x}$§svg§600§FALSE§</svg:desc>
          <draw:polygon draw:style-name="gr1" draw:layer="layout" svg:width="0.59cm" svg:height="0.409cm" svg:x="3.089cm" svg:y="1.523cm" svg:viewBox="0 0 591 410" draw:points="296,410 0,410 0,0 591,0 591,410">
            <text:p/>
          </draw:polygon>
          <draw:path draw:style-name="gr2" draw:layer="layout" svg:width="0.337cm" svg:height="0.336cm" svg:x="3.106cm" svg:y="1.522cm" svg:viewBox="0 0 338 337" svg:d="M98 7c-4-7-4-7-14-7h-84v15h14c8 0 18 0 25 2 11 1 11 1 11 11v257c0 14 0 37-50 37v15c17 0 42-1 57-1 17 0 41 1 59 1v-15c-52 0-52-23-52-37v-257c3 3 3 4 6 7l202 295c4 7 4 7 8 7 7 0 7-3 7-13v-272c0-13 0-37 51-37v-15c-17 0-43 1-58 1-17 0-41-1-59-1v15c52 0 52 24 52 37v211z">
            <text:p/>
          </draw:path>
          <draw:path draw:style-name="gr2" draw:layer="layout" svg:width="0.128cm" svg:height="0.035cm" svg:x="3.515cm" svg:y="1.7cm" svg:viewBox="0 0 129 36" svg:d="M122 0c-11 11-21 17-31 17-8 0-20-6-22-7-13-7-20-10-27-10-15 0-20 6-42 28l7 8c10-11 20-16 29-16 10 0 20 5 23 7 12 5 19 9 28 9 14 0 19-7 42-29z">
            <text:p/>
          </draw:path>
          <draw:path draw:style-name="gr2" draw:layer="layout" svg:width="0.185cm" svg:height="0.156cm" svg:x="3.473cm" svg:y="1.779cm" svg:viewBox="0 0 186 157" svg:d="M70 116c-4 13-15 31-32 31-2 0-13 0-20-4 14-6 16-19 16-20 0-8-6-13-14-13-10 0-20 9-20 21 0 17 20 26 36 26s31-10 40-26c8 19 26 26 40 26 41 0 62-44 62-53 0-5-4-5-6-5-5 0-5 2-7 6-7 24-28 42-47 42-14 0-21-10-21-23 0-9 8-40 18-79 7-27 22-35 33-35 2 0 13 0 20 4-11 4-15 14-15 20 0 8 5 12 14 12 7 0 19-5 19-21 0-19-22-25-36-25-18 0-31 11-39 25-6-15-23-25-42-25-38 0-61 43-61 53 0 4 5 4 6 4 4 0 4-1 7-5 8-27 29-42 48-42 11 0 19 5 19 22 0 7-4 25-7 37z">
            <text:p/>
          </draw:path>
        </draw:g>
        <draw:line draw:style-name="gr50" draw:text-style-name="P1" draw:layer="layout" svg:x1="4.242cm" svg:y1="1.754cm" svg:x2="5.175cm" svg:y2="1.754cm">
          <text:p/>
        </draw:line>
        <draw:line draw:style-name="gr5" draw:text-style-name="P1" draw:layer="layout" svg:x1="0.076cm" svg:y1="1.778cm" svg:x2="1.346cm" svg:y2="1.778cm">
          <text:p/>
        </draw:line>
        <draw:line draw:style-name="gr5" draw:text-style-name="P1" draw:layer="layout" svg:x1="2.032cm" svg:y1="1.778cm" svg:x2="2.99cm" svg:y2="1.773cm">
          <text:p/>
        </draw:line>
        <draw:frame draw:style-name="gr52" draw:text-style-name="P11" draw:layer="layout" svg:width="3.771cm" svg:height="1.963cm" svg:x="8.375cm" svg:y="5.742cm">
          <draw:text-box>
            <text:p text:style-name="P4"><text:span text:style-name="T1">Estimator</text:span></text:p>
          </draw:text-box>
        </draw:frame>
        <draw:g>
          <svg:title>TexMaths</svg:title>
          <svg:desc>14§display§\hat{x}(k)§svg§600§FALSE§</svg:desc>
          <draw:polygon draw:style-name="gr1" draw:layer="layout" svg:width="0.934cm" svg:height="0.491cm" svg:x="5.904cm" svg:y="5.235cm" svg:viewBox="0 0 935 492" draw:points="468,492 0,492 0,0 935,0 935,492">
            <text:p/>
          </draw:polygon>
          <draw:polygon draw:style-name="gr2" draw:layer="layout" svg:width="0.132cm" svg:height="0.076cm" svg:x="5.992cm" svg:y="5.262cm" svg:viewBox="0 0 133 77" draw:points="67,0 0,69 8,77 67,27 123,77 133,69">
            <text:p/>
          </draw:polygon>
          <draw:path draw:style-name="gr2" draw:layer="layout" svg:width="0.245cm" svg:height="0.223cm" svg:x="5.918cm" svg:y="5.385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2" draw:layer="layout" svg:width="0.115cm" svg:height="0.492cm" svg:x="6.234cm" svg:y="5.23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layer="layout" svg:width="0.223cm" svg:height="0.348cm" svg:x="6.402cm" svg:y="5.262cm" svg:viewBox="0 0 224 349" svg:d="M115 6c0 0 0-6-7-6-11 0-46 4-60 6-5 0-9 0-9 9 0 6 4 6 11 6 24 0 26 3 26 8l-2 10-73 285c-1 7-1 8-1 11 0 11 10 14 14 14 7 0 14-4 17-11 3-5 25-96 28-108 17 1 57 9 57 42 0 4 0 5-1 10-2 7-2 12-2 18 0 29 20 49 45 49 16 0 28-9 39-27 13-21 19-49 19-50 0-4-5-4-6-4-6 0-6 1-7 8-10 36-22 62-43 62-10 0-16-6-16-24 0-9 2-20 3-27 3-8 3-11 3-15 0-33-31-47-74-52 15-10 32-25 43-37 24-26 46-47 70-47 4 0 4 0 6 0 5 1 5 1 9 4 2 0 2 1 2 1-23 2-28 21-28 27 0 8 5 18 19 18 13 0 27-11 27-31 0-14-11-30-34-30-14 0-36 4-71 43-17 18-36 38-56 46z">
            <text:p/>
          </draw:path>
          <draw:path draw:style-name="gr2" draw:layer="layout" svg:width="0.115cm" svg:height="0.492cm" svg:x="6.674cm" svg:y="5.23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\hat{x}_d(k)§svg§600§FALSE§</svg:desc>
          <draw:polygon draw:style-name="gr1" draw:layer="layout" svg:width="1.162cm" svg:height="0.491cm" svg:x="2.518cm" svg:y="6.083cm" svg:viewBox="0 0 1163 492" draw:points="582,492 0,492 0,0 1163,0 1163,492">
            <text:p/>
          </draw:polygon>
          <draw:polygon draw:style-name="gr2" draw:layer="layout" svg:width="0.132cm" svg:height="0.076cm" svg:x="2.606cm" svg:y="6.11cm" svg:viewBox="0 0 133 77" draw:points="67,0 0,69 8,77 67,27 123,77 133,69">
            <text:p/>
          </draw:polygon>
          <draw:path draw:style-name="gr2" draw:layer="layout" svg:width="0.245cm" svg:height="0.223cm" svg:x="2.532cm" svg:y="6.233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2" draw:layer="layout" svg:width="0.177cm" svg:height="0.243cm" svg:x="2.819cm" svg:y="6.286cm" svg:viewBox="0 0 178 244" svg:d="M176 10c2 0 2-4 2-6 0-1-2-4-6-4-5 0-35 3-43 3-3 1-9 1-9 8 0 6 6 6 10 6 17 0 17 1 17 4s-1 6-1 8l-20 79c-8-11-20-20-36-20-45 0-90 48-90 98 0 34 22 58 52 58 19 0 36-10 50-24 6 21 27 24 35 24 13 0 21-7 28-19 7-14 11-33 11-35 0-4-4-4-4-4-5 0-5 2-8 11-4 17-11 37-25 37-10 0-12-7-12-17 0-7 0-10 2-14zM104 197c-3 10-12 17-19 23-2 3-16 14-32 14-12 0-25-9-25-34 0-18 10-56 18-70 16-28 34-32 44-32 23 0 30 25 30 29 0 2 0 5-1 6z">
            <text:p/>
          </draw:path>
          <draw:path draw:style-name="gr2" draw:layer="layout" svg:width="0.115cm" svg:height="0.492cm" svg:x="3.078cm" svg:y="6.082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layer="layout" svg:width="0.223cm" svg:height="0.348cm" svg:x="3.246cm" svg:y="6.11cm" svg:viewBox="0 0 224 349" svg:d="M115 6c0 0 0-6-7-6-11 0-46 4-60 6-5 0-9 0-9 9 0 6 4 6 11 6 24 0 26 3 26 8l-2 10-73 285c-1 7-1 8-1 11 0 11 10 14 14 14 7 0 14-4 17-11 3-5 25-96 28-108 17 1 57 9 57 42 0 4 0 5-1 10-2 7-2 12-2 18 0 29 20 49 45 49 16 0 28-9 39-27 13-21 19-49 19-50 0-4-5-4-6-4-6 0-6 1-7 8-10 36-22 62-43 62-10 0-16-6-16-24 0-9 2-20 3-27 3-8 3-11 3-15 0-33-31-47-74-52 15-10 32-25 43-37 24-26 46-47 70-47 4 0 4 0 6 0 5 1 5 1 9 4 2 0 2 1 2 1-23 2-28 21-28 27 0 8 5 18 19 18 13 0 27-11 27-31 0-14-11-30-34-30-14 0-36 4-71 43-17 18-36 38-56 46z">
            <text:p/>
          </draw:path>
          <draw:path draw:style-name="gr2" draw:layer="layout" svg:width="0.115cm" svg:height="0.492cm" svg:x="3.517cm" svg:y="6.082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x_u(k)§svg§600§FALSE§</svg:desc>
          <draw:polygon draw:style-name="gr1" draw:layer="layout" svg:width="1.19cm" svg:height="0.491cm" svg:x="8.431cm" svg:y="3.451cm" svg:viewBox="0 0 1191 492" draw:points="595,492 0,492 0,0 1191,0 1191,492">
            <text:p/>
          </draw:polygon>
          <draw:path draw:style-name="gr2" draw:layer="layout" svg:width="0.245cm" svg:height="0.223cm" svg:x="8.445cm" svg:y="3.601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2" draw:layer="layout" svg:width="0.201cm" svg:height="0.156cm" svg:x="8.728cm" svg:y="3.741cm" svg:viewBox="0 0 202 157" svg:d="M130 97c-1 7-4 21-5 21-7 11-20 29-42 29-24 0-24-22-24-29 0-20 10-45 19-70 3-7 5-13 5-19 0-18-14-29-33-29-35 0-50 48-50 53 0 4 4 4 6 4 5 0 5-1 7-5 8-28 23-42 36-42 6 0 8 4 8 12 0 7-2 16-5 23-18 49-18 59-18 67 0 7 0 22 12 34 10 8 24 11 35 11 23 0 34-11 45-23 8 21 31 23 35 23 13 0 21-7 28-18 7-14 13-34 13-35 0-5-6-5-6-5-6 0-6 2-8 10-5 17-10 38-26 38-8 0-11-8-11-17 0-5 3-18 6-28 1-8 5-24 7-31l8-30c2-9 6-24 6-27 0-7-6-11-11-11-13 0-16 11-19 22z">
            <text:p/>
          </draw:path>
          <draw:path draw:style-name="gr2" draw:layer="layout" svg:width="0.115cm" svg:height="0.492cm" svg:x="9.017cm" svg:y="3.4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layer="layout" svg:width="0.223cm" svg:height="0.348cm" svg:x="9.185cm" svg:y="3.478cm" svg:viewBox="0 0 224 349" svg:d="M115 6c0 0 0-6-7-6-11 0-46 4-60 6-5 0-9 0-9 9 0 6 4 6 11 6 24 0 26 3 26 8l-2 10-73 285c-1 7-1 8-1 11 0 11 10 14 14 14 7 0 14-4 17-11 3-5 25-96 28-108 17 1 57 9 57 42 0 4 0 5-1 10-2 7-2 12-2 18 0 29 20 49 45 49 16 0 28-9 39-27 13-21 19-49 19-50 0-4-5-4-6-4-6 0-6 1-7 8-10 36-22 62-43 62-10 0-16-6-16-24 0-9 2-20 3-27 3-8 3-11 3-15 0-33-31-47-74-52 15-10 32-25 43-37 24-26 46-47 70-47 4 0 4 0 6 0 5 1 5 1 9 4 2 0 2 1 2 1-23 2-28 21-28 27 0 8 5 18 19 18 13 0 27-11 27-31 0-14-11-30-34-30-14 0-36 4-71 43-17 18-36 38-56 46z">
            <text:p/>
          </draw:path>
          <draw:path draw:style-name="gr2" draw:layer="layout" svg:width="0.115cm" svg:height="0.492cm" svg:x="9.457cm" svg:y="3.4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line draw:style-name="gr5" draw:text-style-name="P1" draw:layer="layout" svg:x1="13.391cm" svg:y1="4.025cm" svg:x2="13.391cm" svg:y2="2.132cm">
          <text:p/>
        </draw:line>
        <draw:g>
          <svg:title>TexMaths</svg:title>
          <svg:desc>14§display§+§svg§600§FALSE§</svg:desc>
          <draw:polygon draw:style-name="gr1" draw:layer="layout" svg:width="0.381cm" svg:height="0.327cm" svg:x="5.742cm" svg:y="1.982cm" svg:viewBox="0 0 382 328" draw:points="192,328 0,328 0,0 382,0 382,328">
            <text:p/>
          </draw:polygon>
          <draw:path draw:style-name="gr2" draw:layer="layout" svg:width="0.328cm" svg:height="0.328cm" svg:x="5.77cm" svg:y="1.98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-§svg§600§FALSE§</svg:desc>
          <draw:polygon draw:style-name="gr1" draw:layer="layout" svg:width="0.381cm" svg:height="0.327cm" svg:x="1.778cm" svg:y="2.132cm" svg:viewBox="0 0 382 328" draw:points="192,328 0,328 0,0 382,0 382,328">
            <text:p/>
          </draw:polygon>
          <draw:path draw:style-name="gr2" draw:layer="layout" svg:width="0.301cm" svg:height="0.02cm" svg:x="1.819cm" svg:y="2.285cm" svg:viewBox="0 0 302 21" svg:d="M284 21c8 0 18 0 18-10 0-11-10-11-18-11h-267c-9 0-17 0-17 11 0 10 8 10 17 10z">
            <text:p/>
          </draw:path>
        </draw:g>
        <draw:g>
          <svg:title>TexMaths</svg:title>
          <svg:desc>14§display§$y_r$§svg§600§FALSE§</svg:desc>
          <draw:polygon draw:style-name="gr1" draw:layer="layout" svg:width="0.451cm" svg:height="0.307cm" svg:x="0.254cm" svg:y="1.271cm" svg:viewBox="0 0 452 308" draw:points="227,308 0,308 0,0 452,0 452,308">
            <text:p/>
          </draw:polygon>
          <draw:path draw:style-name="gr2" draw:layer="layout" svg:width="0.241cm" svg:height="0.314cm" svg:x="0.264cm" svg:y="1.27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2" draw:layer="layout" svg:width="0.16cm" svg:height="0.156cm" svg:x="0.528cm" svg:y="1.404cm" svg:viewBox="0 0 161 157" svg:d="M66 83c0-2 8-34 8-35 2-3 11-20 23-28 2-3 12-10 28-10 2 0 12 0 18 4-10 4-14 14-14 20 0 8 5 12 14 12 7 0 18-5 18-21 0-18-18-25-36-25-19 0-34 7-49 25-6-22-28-25-35-25-14 0-23 8-28 18-9 13-13 34-13 35 0 4 4 4 6 4 5 0 5-1 8-9 4-21 11-38 25-38 9 0 11 7 11 17 0 7-2 19-5 29-3 8-6 24-7 31l-11 45c-2 4-5 12-5 14 0 7 7 11 13 11 4 0 11-3 14-10 1-3 4-18 7-27z">
            <text:p/>
          </draw:path>
        </draw:g>
        <draw:g>
          <svg:title>TexMaths</svg:title>
          <svg:desc>14§latex§$\tilde{x}_e(k)$§svg§600§FALSE§</svg:desc>
          <draw:polygon draw:style-name="gr1" draw:layer="layout" svg:width="1.144cm" svg:height="0.491cm" svg:x="5.796cm" svg:y="0.891cm" svg:viewBox="0 0 1145 492" draw:points="573,492 0,492 0,0 1145,0 1145,492">
            <text:p/>
          </draw:polygon>
          <draw:path draw:style-name="gr2" draw:layer="layout" svg:width="0.164cm" svg:height="0.047cm" svg:x="5.869cm" svg:y="0.931cm" svg:viewBox="0 0 165 48" svg:d="M165 7l-8-7c0 0-18 24-41 24-11 0-24-7-32-13-13-7-22-11-31-11-18 0-28 11-53 39l8 9c0-2 19-26 41-26 11 0 24 9 32 13 13 8 23 13 31 13 18 0 28-12 53-41z">
            <text:p/>
          </draw:path>
          <draw:path draw:style-name="gr2" draw:layer="layout" svg:width="0.245cm" svg:height="0.223cm" svg:x="5.81cm" svg:y="1.041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2" draw:layer="layout" svg:width="0.147cm" svg:height="0.156cm" svg:x="6.1cm" svg:y="1.181cm" svg:viewBox="0 0 148 157" svg:d="M55 74c9 0 37-1 56-7 25-10 30-26 30-36 0-20-19-31-43-31-42 0-98 32-98 91 0 35 22 66 63 66 59 0 85-35 85-39 0-3-2-6-5-6-2 0-3 0-6 3-26 32-67 32-74 32-21 0-35-14-35-42 0-6 0-11 4-31zM35 64c15-50 53-54 63-54 15 0 28 7 28 21 0 33-59 33-73 33z">
            <text:p/>
          </draw:path>
          <draw:path draw:style-name="gr2" draw:layer="layout" svg:width="0.115cm" svg:height="0.492cm" svg:x="6.338cm" svg:y="0.89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layer="layout" svg:width="0.223cm" svg:height="0.348cm" svg:x="6.506cm" svg:y="0.918cm" svg:viewBox="0 0 224 349" svg:d="M115 6c0 0 0-6-7-6-11 0-46 4-60 6-5 0-9 0-9 9 0 6 4 6 11 6 24 0 26 3 26 8l-2 10-73 285c-1 7-1 8-1 11 0 11 10 14 14 14 7 0 14-4 17-11 3-5 25-96 28-108 17 1 57 9 57 42 0 4 0 5-1 10-2 7-2 12-2 18 0 29 20 49 45 49 16 0 28-9 39-27 13-21 19-49 19-50 0-4-5-4-6-4-6 0-6 1-7 8-10 36-22 62-43 62-10 0-16-6-16-24 0-9 2-20 3-27 3-8 3-11 3-15 0-33-31-47-74-52 15-10 32-25 43-37 24-26 46-47 70-47 4 0 4 0 6 0 5 1 5 1 9 4 2 0 2 1 2 1-23 2-28 21-28 27 0 8 5 18 19 18 13 0 27-11 27-31 0-14-11-30-34-30-14 0-36 4-71 43-17 18-36 38-56 46z">
            <text:p/>
          </draw:path>
          <draw:path draw:style-name="gr2" draw:layer="layout" svg:width="0.115cm" svg:height="0.492cm" svg:x="6.777cm" svg:y="0.89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latex§$u(k)$§svg§600§FALSE§</svg:desc>
          <draw:polygon draw:style-name="gr1" draw:layer="layout" svg:width="0.933cm" svg:height="0.491cm" svg:x="13.96cm" svg:y="1.117cm" svg:viewBox="0 0 934 492" draw:points="468,492 0,492 0,0 934,0 934,492">
            <text:p/>
          </draw:polygon>
          <draw:path draw:style-name="gr2" draw:layer="layout" svg:width="0.254cm" svg:height="0.223cm" svg:x="13.974cm" svg:y="1.267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layer="layout" svg:width="0.115cm" svg:height="0.492cm" svg:x="14.289cm" svg:y="1.116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layer="layout" svg:width="0.223cm" svg:height="0.348cm" svg:x="14.459cm" svg:y="1.144cm" svg:viewBox="0 0 224 349" svg:d="M115 6c0 0 0-6-7-6-11 0-46 4-60 6-5 0-9 0-9 9 0 6 4 6 11 6 24 0 26 3 26 8l-2 10-73 285c-1 7-1 8-1 11 0 11 10 14 14 14 7 0 14-4 17-11 3-5 25-96 28-108 17 1 57 9 57 42 0 4 0 5-1 10-2 7-2 12-2 18 0 29 20 49 45 49 16 0 28-9 39-27 13-21 19-49 19-50 0-4-5-4-6-4-6 0-6 1-7 8-10 36-22 62-43 62-10 0-16-6-16-24 0-9 2-20 3-27 3-8 3-11 3-15 0-33-31-47-74-52 15-10 32-25 43-37 24-26 46-47 70-47 4 0 4 0 6 0 5 1 5 1 9 4 2 0 2 1 2 1-23 2-28 21-28 27 0 8 5 18 19 18 13 0 27-11 27-31 0-14-11-30-34-30-14 0-36 4-71 43-17 18-36 38-56 46z">
            <text:p/>
          </draw:path>
          <draw:path draw:style-name="gr2" draw:layer="layout" svg:width="0.115cm" svg:height="0.492cm" svg:x="14.73cm" svg:y="1.116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line draw:style-name="gr16" draw:text-style-name="P1" draw:layer="layout" svg:x1="17.947cm" svg:y1="1.801cm" svg:x2="18.906cm" svg:y2="1.801cm">
          <text:p/>
        </draw:line>
        <draw:custom-shape draw:style-name="gr53" draw:text-style-name="P1" draw:layer="layout" svg:width="5.586cm" svg:height="0.554cm" svg:x="21.076cm" svg:y="0.5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653cm" svg:y1="1.801cm" svg:x2="23.398cm" svg:y2="1.801cm">
          <text:p/>
        </draw:line>
        <draw:custom-shape draw:style-name="gr54" draw:text-style-name="P1" draw:layer="layout" svg:width="1.118cm" svg:height="1.058cm" svg:x="25.172cm" svg:y="1.247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939cm" svg:y1="1.785cm" svg:x2="21.415cm" svg:y2="1.785cm">
          <text:p/>
        </draw:line>
        <draw:g>
          <svg:title>TexMaths</svg:title>
          <svg:desc>14§display§$G_{vib}$§svg§600§FALSE§</svg:desc>
          <draw:polygon draw:style-name="gr1" draw:layer="layout" svg:width="0.905cm" svg:height="0.409cm" svg:x="25.285cm" svg:y="1.518cm" svg:viewBox="0 0 906 410" draw:points="452,410 0,410 0,0 906,0 906,410">
            <text:p/>
          </draw:polygon>
          <draw:path draw:style-name="gr2" draw:layer="layout" svg:width="0.335cm" svg:height="0.359cm" svg:x="25.313cm" svg:y="1.505cm" svg:viewBox="0 0 336 360" svg:d="M266 318c6 10 25 29 31 29 4 0 4-3 4-11v-85c0-20 3-23 35-23v-15c-18 1-46 1-60 1-21 0-63 0-80-1v15h15c45 0 47 6 47 24v32c0 55-63 60-77 60-33 0-131-18-131-165s98-164 128-164c53 0 98 45 108 118 1 6 1 8 8 8s7-2 7-12v-118c0-8 0-11-6-11-1 0-2 0-7 6l-25 36c-15-15-42-42-91-42-92 0-172 78-172 179s78 181 174 181c35 0 75-14 92-42z">
            <text:p/>
          </draw:path>
          <draw:path draw:style-name="gr2" draw:layer="layout" svg:width="0.168cm" svg:height="0.156cm" svg:x="25.685cm" svg:y="1.774cm" svg:viewBox="0 0 169 157" svg:d="M169 28c0-28-16-28-18-28-8 0-18 10-18 18 0 6 3 9 6 11 5 5 12 14 12 28 0 16-22 90-63 90-29 0-29-25-29-31 0-15 7-35 19-67 3-7 6-13 6-18 0-18-15-31-34-31-35 0-50 48-50 53 0 4 4 4 6 4 5 0 5-1 7-5 8-28 22-42 36-42 6 0 8 4 8 12 0 9-2 16-5 24-16 38-18 53-18 66 0 34 26 45 53 45 57 0 82-101 82-129z">
            <text:p/>
          </draw:path>
          <draw:path draw:style-name="gr2" draw:layer="layout" svg:width="0.105cm" svg:height="0.233cm" svg:x="25.894cm" svg:y="1.69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2" draw:layer="layout" svg:width="0.14cm" svg:height="0.243cm" svg:x="26.04cm" svg:y="1.687cm" svg:viewBox="0 0 141 244" svg:d="M69 10c0 0 1-4 1-6 0-1-1-4-6-4-7 0-35 3-44 3-3 1-7 1-7 8 0 6 4 6 8 6 17 0 17 1 17 4s-3 17-6 25l-7 31c-4 13-22 88-24 92-1 9-1 13-1 17 0 35 22 58 52 58 43 0 89-47 89-98 0-41-28-58-53-58-18 0-32 10-43 18zM52 234c-17 0-27-14-27-35 0-13 3-25 13-63 1-7 1-9 8-16 13-15 30-22 42-22 13 0 25 10 25 34 0 14-8 49-18 68-8 17-26 34-43 34z">
            <text:p/>
          </draw:path>
        </draw:g>
        <draw:custom-shape draw:style-name="gr55" draw:text-style-name="P1" draw:layer="layout" svg:width="1.117cm" svg:height="1.058cm" svg:x="23.31cm" svg:y="1.24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G_{d}$§svg§600§FALSE§</svg:desc>
          <draw:polygon draw:style-name="gr1" draw:layer="layout" svg:width="0.59cm" svg:height="0.41cm" svg:x="23.55cm" svg:y="1.619cm" svg:viewBox="0 0 591 411" draw:points="296,411 0,411 0,0 591,0 591,411">
            <text:p/>
          </draw:polygon>
          <draw:path draw:style-name="gr2" draw:layer="layout" svg:width="0.335cm" svg:height="0.359cm" svg:x="23.578cm" svg:y="1.606cm" svg:viewBox="0 0 336 360" svg:d="M266 318c6 10 25 30 31 30 4 0 4-3 4-12v-85c0-20 3-23 35-23v-15c-18 1-46 1-60 1-21 0-63 0-80-1v15h15c45 0 47 6 47 24v32c0 55-63 61-77 61-33 0-131-18-131-166 0-147 98-164 128-164 53 0 98 45 108 118 1 6 1 9 8 9s7-3 7-13v-118c0-8 0-11-5-11-2 0-3 0-8 6l-25 36c-15-15-42-42-91-42-92 0-172 78-172 179s78 181 174 181c35 0 75-14 92-42z">
            <text:p/>
          </draw:path>
          <draw:path draw:style-name="gr2" draw:layer="layout" svg:width="0.177cm" svg:height="0.243cm" svg:x="23.956cm" svg:y="1.788cm" svg:viewBox="0 0 178 244" svg:d="M176 10c2 0 2-4 2-6 0-1-2-4-6-4-5 0-35 3-43 3-3 1-9 1-9 8 0 6 6 6 10 6 17 0 17 1 17 4s-1 6-1 8l-20 79c-8-11-20-20-36-20-45 0-90 48-90 98 0 34 22 58 52 58 19 0 36-10 50-24 6 21 27 24 35 24 13 0 21-7 28-18 7-14 11-34 11-35 0-5-4-5-5-5-4 0-4 2-7 12-4 16-11 36-25 36-10 0-12-7-12-17 0-7 0-10 2-14zM104 198c-3 9-12 16-19 22-2 3-16 14-32 14-12 0-25-8-25-34 0-18 10-56 18-70 16-28 34-32 44-32 23 0 30 25 30 30 0 1 0 4-1 5z">
            <text:p/>
          </draw:path>
        </draw:g>
        <draw:line draw:style-name="gr5" draw:text-style-name="P1" draw:layer="layout" svg:x1="24.427cm" svg:y1="1.801cm" svg:x2="25.172cm" svg:y2="1.801cm">
          <text:p/>
        </draw:line>
        <draw:custom-shape draw:style-name="gr56" draw:text-style-name="P1" draw:layer="layout" svg:width="1.304cm" svg:height="1.058cm" svg:x="21.414cm" svg:y="1.24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\mathcal{H}[\cdot]$§svg§600§TRUE§</svg:desc>
          <draw:polygon draw:style-name="gr23" draw:layer="layout" svg:width="0.776cm" svg:height="0.491cm" svg:x="21.695cm" svg:y="1.533cm" svg:viewBox="0 0 777 492" draw:points="389,492 0,492 0,0 777,0 777,492">
            <text:p/>
          </draw:polygon>
          <draw:path draw:style-name="gr2" draw:layer="layout" svg:width="0.336cm" svg:height="0.337cm" svg:x="21.712cm" svg:y="1.566cm" svg:viewBox="0 0 337 338" svg:d="M287 39c0-18 0-24 39-24h11v-15c-16 1-53 1-72 1s-56 0-73-1v15h11c39 0 39 6 39 24v115h-147v-115c0-18 0-24 39-24h12v-15c-17 1-54 1-73 1-18 0-56 0-73-1v15h11c39 0 39 6 39 24v261c0 17 0 22-39 22h-11v16c17-2 53-2 73-2 18 0 56 0 73 2v-16h-12c-39 0-39-5-39-22v-131h147v131c0 17 0 22-39 22h-11v16c17-2 53-2 73-2 18 0 56 0 72 2v-16h-11c-39 0-39-5-39-22z">
            <text:p/>
          </draw:path>
          <draw:polygon draw:style-name="gr2" draw:layer="layout" svg:width="0.068cm" svg:height="0.492cm" svg:x="22.121cm" svg:y="1.532cm" svg:viewBox="0 0 69 493" draw:points="69,493 69,473 20,473 20,20 69,20 69,0 0,0 0,493">
            <text:p/>
          </draw:polygon>
          <draw:path draw:style-name="gr2" draw:layer="layout" svg:width="0.052cm" svg:height="0.052cm" svg:x="22.241cm" svg:y="1.752cm" svg:viewBox="0 0 53 53" svg:d="M53 27c0-14-11-27-26-27-14 0-27 13-27 27 0 15 13 26 27 26 15 0 26-11 26-26z">
            <text:p/>
          </draw:path>
          <draw:polygon draw:style-name="gr2" draw:layer="layout" svg:width="0.068cm" svg:height="0.492cm" svg:x="22.346cm" svg:y="1.532cm" svg:viewBox="0 0 69 493" draw:points="69,0 0,0 0,20 49,20 49,473 0,473 0,493 69,493">
            <text:p/>
          </draw:polygon>
        </draw:g>
        <draw:line draw:style-name="gr24" draw:text-style-name="P1" draw:layer="layout" svg:x1="21.076cm" svg:y1="1.062cm" svg:x2="26.662cm" svg:y2="1.062cm">
          <text:p/>
        </draw:line>
        <draw:custom-shape draw:style-name="gr57" draw:text-style-name="P1" draw:layer="layout" svg:width="5.586cm" svg:height="2.216cm" svg:x="21.076cm" svg:y="0.50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394cm" svg:height="1.058cm" svg:x="16.553cm" svg:y="1.24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.283cm" svg:height="1.039cm" svg:x="18.942cm" svg:y="1.24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\mathcal{H}^{-1}$§svg§600§TRUE§</svg:desc>
          <draw:polygon draw:style-name="gr23" draw:layer="layout" svg:width="0.87cm" svg:height="0.399cm" svg:x="19.229cm" svg:y="1.541cm" svg:viewBox="0 0 871 400" draw:points="436,400 0,400 0,0 871,0 871,400">
            <text:p/>
          </draw:polygon>
          <draw:path draw:style-name="gr2" draw:layer="layout" svg:width="0.336cm" svg:height="0.336cm" svg:x="19.246cm" svg:y="1.604cm" svg:viewBox="0 0 337 337" svg:d="M287 39c0-18 0-24 39-24h11v-15c-16 1-53 1-72 1s-56 0-73-1v15h11c39 0 39 6 39 24v115h-147v-115c0-18 0-24 39-24h12v-15c-17 1-54 1-73 1-18 0-56 0-73-1v15h11c39 0 39 6 39 24v260c0 17 0 23-39 23h-11v15c17-1 53-1 73-1 18 0 56 0 73 1v-15h-12c-39 0-39-6-39-23v-130h147v130c0 17 0 23-39 23h-11v15c17-1 53-1 73-1 18 0 56 0 72 1v-15h-11c-39 0-39-6-39-23z">
            <text:p/>
          </draw:path>
          <draw:path draw:style-name="gr2" draw:layer="layout" svg:width="0.233cm" svg:height="0.017cm" svg:x="19.634cm" svg:y="1.667cm" svg:viewBox="0 0 234 18" svg:d="M220 18c5 0 14 0 14-8 0-10-7-10-14-10h-206c-6 0-14 0-14 8 0 10 8 10 14 10z">
            <text:p/>
          </draw:path>
          <draw:path draw:style-name="gr2" draw:layer="layout" svg:width="0.126cm" svg:height="0.228cm" svg:x="19.94cm" svg:y="1.534cm" svg:viewBox="0 0 127 229" svg:d="M78 10c0-10 0-10-9-10-23 22-55 22-69 22v13c8 0 31 0 50-10v176c0 12 0 16-35 16h-12v12c5 0 49-1 61-1s55 1 63 1v-12h-14c-35 0-35-4-35-16z">
            <text:p/>
          </draw:path>
        </draw:g>
        <draw:g>
          <svg:title>TexMaths</svg:title>
          <svg:desc>14§display§$G^{-1}_{d}$§svg§600§TRUE§</svg:desc>
          <draw:polygon draw:style-name="gr23" draw:layer="layout" svg:width="0.887cm" svg:height="0.58cm" svg:x="16.874cm" svg:y="1.466cm" svg:viewBox="0 0 888 581" draw:points="444,581 0,581 0,0 888,0 888,581">
            <text:p/>
          </draw:polygon>
          <draw:path draw:style-name="gr2" draw:layer="layout" svg:width="0.335cm" svg:height="0.359cm" svg:x="16.902cm" svg:y="1.551cm" svg:viewBox="0 0 336 360" svg:d="M266 318c6 9 25 29 31 29 4 0 4-3 4-11v-85c0-20 3-23 35-23v-15c-18 1-46 1-60 1-21 0-63 0-80-1v15h15c45 0 47 6 47 24v32c0 55-63 60-77 60-33 0-131-18-131-165s98-164 128-164c53 0 98 45 108 118 1 6 1 8 8 8s7-2 7-12v-118c0-8 0-11-5-11-2 0-3 0-7 6l-26 36c-15-15-42-42-91-42-92 0-172 78-172 179s78 181 174 181c35 0 75-14 92-42z">
            <text:p/>
          </draw:path>
          <draw:path draw:style-name="gr2" draw:layer="layout" svg:width="0.233cm" svg:height="0.017cm" svg:x="17.296cm" svg:y="1.592cm" svg:viewBox="0 0 234 18" svg:d="M220 18c6 0 14 0 14-8 0-10-7-10-14-10h-206c-6 0-14 0-14 8 0 10 8 10 14 10z">
            <text:p/>
          </draw:path>
          <draw:path draw:style-name="gr2" draw:layer="layout" svg:width="0.126cm" svg:height="0.229cm" svg:x="17.602cm" svg:y="1.459cm" svg:viewBox="0 0 127 230" svg:d="M78 10c0-10 0-10-9-10-23 22-55 22-69 22v13c8 0 31 0 50-10v177c0 11 0 15-35 15h-12v13c5 0 49-2 61-2s55 2 63 2v-13h-14c-35 0-35-4-35-15z">
            <text:p/>
          </draw:path>
          <draw:path draw:style-name="gr2" draw:layer="layout" svg:width="0.177cm" svg:height="0.243cm" svg:x="17.28cm" svg:y="1.807cm" svg:viewBox="0 0 178 244" svg:d="M176 10c2 0 2-4 2-6 0-1-2-4-6-4-5 0-35 3-43 3-3 1-9 1-9 8 0 6 6 6 10 6 17 0 17 1 17 4s-1 6-1 8l-20 79c-8-11-20-20-36-20-45 0-90 48-90 98 0 34 22 58 52 58 19 0 36-10 50-24 6 21 27 24 35 24 13 0 21-7 28-19 7-14 11-33 11-35 0-4-4-4-5-4-4 0-4 2-7 11-4 17-11 37-25 37-10 0-12-7-12-17 0-7 0-10 2-14zM104 197c-3 10-12 17-19 23-2 3-16 14-32 14-12 0-25-9-25-34 0-18 10-56 18-70 16-28 34-32 44-32 23 0 30 25 30 29 0 2 0 5-1 6z">
            <text:p/>
          </draw:path>
        </draw:g>
        <draw:frame draw:style-name="gr60" draw:text-style-name="P13" draw:layer="layout" svg:width="2.547cm" svg:height="2.054cm" svg:x="22.237cm" svg:y="-0.584cm">
          <draw:text-box>
            <text:p text:style-name="P12"><text:span text:style-name="T2">PLANT</text:span></text:p>
          </draw:text-box>
        </draw:frame>
        <draw:frame draw:style-name="gr61" draw:text-style-name="P14" draw:layer="layout" svg:width="2.797cm" svg:height="2.556cm" svg:x="6.963cm" svg:y="0.1cm">
          <draw:text-box>
            <text:p text:style-name="P14"><text:span text:style-name="T4">MPC/</text:span></text:p>
            <text:p text:style-name="P14"><text:span text:style-name="T4">state fdbk</text:span></text:p>
          </draw:text-box>
        </draw:frame>
        <draw:custom-shape draw:style-name="gr62" draw:text-style-name="P10" draw:layer="layout" svg:width="1.524cm" svg:height="1.17cm" svg:x="10.214cm" svg:y="1.216cm">
          <text:p/>
          <draw:enhanced-geometry svg:viewBox="0 0 21600 21600" draw:type="rectangle" draw:enhanced-path="M 0 0 L 21600 0 21600 21600 0 21600 0 0 Z N"/>
        </draw:custom-shape>
        <draw:g>
          <draw:line draw:style-name="gr30" draw:text-style-name="P1" draw:layer="layout" svg:x1="10.368cm" svg:y1="2.132cm" svg:x2="10.773cm" svg:y2="2.132cm">
            <text:p/>
          </draw:line>
          <draw:line draw:style-name="gr30" draw:text-style-name="P1" draw:layer="layout" svg:x1="11.179cm" svg:y1="1.47cm" svg:x2="11.584cm" svg:y2="1.47cm">
            <text:p/>
          </draw:line>
          <draw:line draw:style-name="gr30" draw:text-style-name="P1" draw:layer="layout" svg:x1="10.773cm" svg:y1="2.132cm" svg:x2="11.178cm" svg:y2="1.47cm">
            <text:p/>
          </draw:line>
        </draw:g>
        <draw:line draw:style-name="gr5" draw:text-style-name="P1" draw:layer="layout" svg:x1="11.738cm" svg:y1="1.796cm" svg:x2="13.059cm" svg:y2="1.796cm">
          <text:p/>
        </draw:line>
        <draw:line draw:style-name="gr5" draw:text-style-name="P1" draw:layer="layout" svg:x1="9.352cm" svg:y1="1.778cm" svg:x2="10.214cm" svg:y2="1.778cm">
          <text:p/>
        </draw:line>
        <draw:g>
          <draw:custom-shape draw:style-name="gr63" draw:text-style-name="P1" draw:layer="layout" svg:width="0.711cm" svg:height="0.711cm" svg:x="13.016cm" svg:y="1.4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layer="layout" svg:width="0.355cm" svg:height="0.335cm" svg:x="13.194cm" svg:y="1.625cm" svg:viewBox="0 0 356 336" draw:points="178,336 0,336 0,0 356,0 356,336">
              <text:p/>
            </draw:polygon>
            <draw:path draw:style-name="gr2" draw:layer="layout" svg:width="0.3cm" svg:height="0.336cm" svg:x="13.222cm" svg:y="1.624cm" svg:viewBox="0 0 301 337" svg:d="M157 176c4-5 4-7 4-8 0-2-3-4-4-7l-101-146h114c84 0 109 19 119 95h12l-14-110h-274c-12 0-13 0-13 11l123 179-117 134c-6 5-6 6-6 7 0 6 6 6 13 6h274l14-116h-12c-9 82-42 95-121 95h-136z">
              <text:p/>
            </draw:path>
          </draw:g>
        </draw:g>
        <draw:g>
          <draw:custom-shape draw:style-name="gr63" draw:text-style-name="P1" draw:layer="layout" svg:width="0.711cm" svg:height="0.711cm" svg:x="5.134cm" svg:y="1.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layer="layout" svg:width="0.355cm" svg:height="0.335cm" svg:x="5.312cm" svg:y="1.574cm" svg:viewBox="0 0 356 336" draw:points="178,336 0,336 0,0 356,0 356,336">
              <text:p/>
            </draw:polygon>
            <draw:path draw:style-name="gr2" draw:layer="layout" svg:width="0.3cm" svg:height="0.336cm" svg:x="5.34cm" svg:y="1.573cm" svg:viewBox="0 0 301 337" svg:d="M157 176c4-5 4-7 4-8 0-2-3-4-4-7l-101-146h114c84 0 109 19 119 95h12l-14-110h-274c-12 0-13 0-13 11l123 179-117 134c-6 5-6 6-6 7 0 6 6 6 13 6h274l14-116h-12c-9 82-42 95-121 95h-136z">
              <text:p/>
            </draw:path>
          </draw:g>
        </draw:g>
        <draw:g>
          <draw:custom-shape draw:style-name="gr64" draw:text-style-name="P1" draw:layer="layout" svg:width="5.08cm" svg:height="0.554cm" svg:x="15.494cm" svg:y="0.508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1" draw:layer="layout" svg:x1="15.494cm" svg:y1="1.062cm" svg:x2="20.574cm" svg:y2="1.062cm">
            <text:p/>
          </draw:line>
          <draw:custom-shape draw:style-name="gr65" draw:text-style-name="P1" draw:layer="layout" svg:width="5.08cm" svg:height="2.216cm" svg:x="15.494cm" svg:y="0.50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3" draw:layer="layout" svg:width="5.564cm" svg:height="5.483cm" svg:x="15.364cm" svg:y="-0.657cm">
          <draw:text-box>
            <text:p text:style-name="P12"><text:span text:style-name="T2">Inverse compensation</text:span></text:p>
          </draw:text-box>
        </draw:frame>
        <draw:g>
          <draw:custom-shape draw:style-name="gr63" draw:text-style-name="P1" draw:layer="layout" svg:width="0.711cm" svg:height="0.711cm" svg:x="1.321cm" svg:y="1.4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layer="layout" svg:width="0.355cm" svg:height="0.335cm" svg:x="1.499cm" svg:y="1.625cm" svg:viewBox="0 0 356 336" draw:points="178,336 0,336 0,0 356,0 356,336">
              <text:p/>
            </draw:polygon>
            <draw:path draw:style-name="gr2" draw:layer="layout" svg:width="0.3cm" svg:height="0.336cm" svg:x="1.527cm" svg:y="1.624cm" svg:viewBox="0 0 301 337" svg:d="M157 176c4-5 4-7 4-8 0-2-3-4-4-7l-101-146h114c84 0 109 19 119 95h12l-14-110h-274c-12 0-13 0-13 11l123 179-117 134c-6 5-6 6-6 7 0 6 6 6 13 6h274l14-116h-12c-9 82-42 95-121 95h-136z">
              <text:p/>
            </draw:path>
          </draw:g>
        </draw:g>
        <draw:line draw:style-name="gr5" draw:text-style-name="P1" draw:layer="layout" svg:x1="15.311cm" svg:y1="4.064cm" svg:x2="14.586cm" svg:y2="4.064cm">
          <text:p/>
        </draw:line>
        <draw:g>
          <svg:title>TexMaths</svg:title>
          <svg:desc>14§display§+§svg§600§FALSE§</svg:desc>
          <draw:polygon draw:style-name="gr1" draw:layer="layout" svg:width="0.381cm" svg:height="0.327cm" svg:x="0.939cm" svg:y="1.958cm" svg:viewBox="0 0 382 328" draw:points="192,328 0,328 0,0 382,0 382,328">
            <text:p/>
          </draw:polygon>
          <draw:path draw:style-name="gr2" draw:layer="layout" svg:width="0.328cm" svg:height="0.328cm" svg:x="0.967cm" svg:y="1.957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-§svg§600§FALSE§</svg:desc>
          <draw:polygon draw:style-name="gr1" draw:layer="layout" svg:width="0.381cm" svg:height="0.327cm" svg:x="4.698cm" svg:y="1.27cm" svg:viewBox="0 0 382 328" draw:points="192,328 0,328 0,0 382,0 382,328">
            <text:p/>
          </draw:polygon>
          <draw:path draw:style-name="gr2" draw:layer="layout" svg:width="0.301cm" svg:height="0.02cm" svg:x="4.739cm" svg:y="1.423cm" svg:viewBox="0 0 302 21" svg:d="M284 21c8 0 18 0 18-10 0-11-10-11-18-11h-267c-9 0-17 0-17 11 0 10 8 10 17 10z">
            <text:p/>
          </draw:path>
        </draw:g>
        <draw:g>
          <svg:title>TexMaths</svg:title>
          <svg:desc>14§display§+§svg§600§FALSE§</svg:desc>
          <draw:polygon draw:style-name="gr1" draw:layer="layout" svg:width="0.381cm" svg:height="0.327cm" svg:x="12.734cm" svg:y="2.133cm" svg:viewBox="0 0 382 328" draw:points="192,328 0,328 0,0 382,0 382,328">
            <text:p/>
          </draw:polygon>
          <draw:path draw:style-name="gr2" draw:layer="layout" svg:width="0.328cm" svg:height="0.328cm" svg:x="12.762cm" svg:y="2.132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layer="layout" svg:width="0.381cm" svg:height="0.327cm" svg:x="13.542cm" svg:y="2.112cm" svg:viewBox="0 0 382 328" draw:points="192,328 0,328 0,0 382,0 382,328">
            <text:p/>
          </draw:polygon>
          <draw:path draw:style-name="gr2" draw:layer="layout" svg:width="0.328cm" svg:height="0.328cm" svg:x="13.57cm" svg:y="2.11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1:42:21.224102365</meta:creation-date>
    <dc:date>2018-05-21T14:58:25.825558655</dc:date>
    <meta:editing-duration>PT4H24M54S</meta:editing-duration>
    <meta:editing-cycles>22</meta:editing-cycles>
    <meta:generator>LibreOffice/4.3.3.2$Linux_X86_64 LibreOffice_project/430m0$Build-2</meta:generator>
    <dc:creator>Arnold Braker</dc:creator>
    <meta:document-statistic meta:object-count="448"/>
  </office:meta>
</office:document-meta>
</file>